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07475" table:style-name="ce58">
            <text:p>8,507,475</text:p>
          </table:table-cell>
          <table:table-cell office:value-type="float" office:value="23514750" table:style-name="ce59">
            <text:p>23,514,750</text:p>
          </table:table-cell>
          <table:table-cell office:value-type="float" office:value="11713460" table:style-name="ce59">
            <text:p>11,713,460</text:p>
          </table:table-cell>
          <table:table-cell office:value-type="float" office:value="11801290" table:style-name="ce60">
            <text:p>11,801,290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16639" table:style-name="ce58">
            <text:p>1,516,639</text:p>
          </table:table-cell>
          <table:table-cell office:value-type="float" office:value="3973655" table:style-name="ce63">
            <text:p>3,973,655</text:p>
          </table:table-cell>
          <table:table-cell office:value-type="float" office:value="1950996" table:style-name="ce63">
            <text:p>1,950,996</text:p>
          </table:table-cell>
          <table:table-cell office:value-type="float" office:value="2022659" table:style-name="ce60">
            <text:p>2,022,65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5117" table:style-name="ce58">
            <text:p>1,045,117</text:p>
          </table:table-cell>
          <table:table-cell office:value-type="float" office:value="2701645" table:style-name="ce63">
            <text:p>2,701,645</text:p>
          </table:table-cell>
          <table:table-cell office:value-type="float" office:value="1292896" table:style-name="ce63">
            <text:p>1,292,896</text:p>
          </table:table-cell>
          <table:table-cell office:value-type="float" office:value="1408749" table:style-name="ce60">
            <text:p>1,408,74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59902" table:style-name="ce58">
            <text:p>759,902</text:p>
          </table:table-cell>
          <table:table-cell office:value-type="float" office:value="2128594" table:style-name="ce63">
            <text:p>2,128,594</text:p>
          </table:table-cell>
          <table:table-cell office:value-type="float" office:value="1063029" table:style-name="ce63">
            <text:p>1,063,029</text:p>
          </table:table-cell>
          <table:table-cell office:value-type="float" office:value="1065565" table:style-name="ce60">
            <text:p>1,065,5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35002" table:style-name="ce58">
            <text:p>935,002</text:p>
          </table:table-cell>
          <table:table-cell office:value-type="float" office:value="2756256" table:style-name="ce63">
            <text:p>2,756,256</text:p>
          </table:table-cell>
          <table:table-cell office:value-type="float" office:value="1361675" table:style-name="ce63">
            <text:p>1,361,675</text:p>
          </table:table-cell>
          <table:table-cell office:value-type="float" office:value="1394581" table:style-name="ce60">
            <text:p>1,394,58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4804" table:style-name="ce58">
            <text:p>674,804</text:p>
          </table:table-cell>
          <table:table-cell office:value-type="float" office:value="1885629" table:style-name="ce63">
            <text:p>1,885,629</text:p>
          </table:table-cell>
          <table:table-cell office:value-type="float" office:value="943396" table:style-name="ce63">
            <text:p>943,396</text:p>
          </table:table-cell>
          <table:table-cell office:value-type="float" office:value="942233" table:style-name="ce60">
            <text:p>942,233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77111" table:style-name="ce58">
            <text:p>1,077,111</text:p>
          </table:table-cell>
          <table:table-cell office:value-type="float" office:value="2778285" table:style-name="ce62">
            <text:p>2,778,285</text:p>
          </table:table-cell>
          <table:table-cell office:value-type="float" office:value="1379513" table:style-name="ce63">
            <text:p>1,379,513</text:p>
          </table:table-cell>
          <table:table-cell office:value-type="float" office:value="1398772" table:style-name="ce60">
            <text:p>1,398,772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57288" table:style-name="ce58">
            <text:p>2,457,288</text:p>
          </table:table-cell>
          <table:table-cell office:value-type="float" office:value="7144707" table:style-name="ce62">
            <text:p>7,144,707</text:p>
          </table:table-cell>
          <table:table-cell office:value-type="float" office:value="3648007" table:style-name="ce63">
            <text:p>3,648,007</text:p>
          </table:table-cell>
          <table:table-cell office:value-type="float" office:value="3496700" table:style-name="ce60">
            <text:p>3,496,700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5864" table:style-name="ce37">
            <text:p>165,864</text:p>
          </table:table-cell>
          <table:table-cell office:value-type="float" office:value="457746" table:style-name="ce38">
            <text:p>457,746</text:p>
          </table:table-cell>
          <table:table-cell office:value-type="float" office:value="231940" table:style-name="ce38">
            <text:p>231,940</text:p>
          </table:table-cell>
          <table:table-cell office:value-type="float" office:value="225806" table:style-name="ce38">
            <text:p>225,80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5502" table:style-name="ce37">
            <text:p>185,502</text:p>
          </table:table-cell>
          <table:table-cell office:value-type="float" office:value="545204" table:style-name="ce38">
            <text:p>545,204</text:p>
          </table:table-cell>
          <table:table-cell office:value-type="float" office:value="278954" table:style-name="ce38">
            <text:p>278,954</text:p>
          </table:table-cell>
          <table:table-cell office:value-type="float" office:value="266250" table:style-name="ce38">
            <text:p>266,25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4894" table:style-name="ce37">
            <text:p>184,894</text:p>
          </table:table-cell>
          <table:table-cell office:value-type="float" office:value="561138" table:style-name="ce38">
            <text:p>561,138</text:p>
          </table:table-cell>
          <table:table-cell office:value-type="float" office:value="289301" table:style-name="ce38">
            <text:p>289,301</text:p>
          </table:table-cell>
          <table:table-cell office:value-type="float" office:value="271837" table:style-name="ce38">
            <text:p>271,83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3238" table:style-name="ce37">
            <text:p>383,238</text:p>
          </table:table-cell>
          <table:table-cell office:value-type="float" office:value="1288970" table:style-name="ce38">
            <text:p>1,288,970</text:p>
          </table:table-cell>
          <table:table-cell office:value-type="float" office:value="657814" table:style-name="ce38">
            <text:p>657,814</text:p>
          </table:table-cell>
          <table:table-cell office:value-type="float" office:value="631156" table:style-name="ce38">
            <text:p>631,15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155" table:style-name="ce37">
            <text:p>177,155</text:p>
          </table:table-cell>
          <table:table-cell office:value-type="float" office:value="506966" table:style-name="ce38">
            <text:p>506,966</text:p>
          </table:table-cell>
          <table:table-cell office:value-type="float" office:value="259961" table:style-name="ce38">
            <text:p>259,961</text:p>
          </table:table-cell>
          <table:table-cell office:value-type="float" office:value="247005" table:style-name="ce38">
            <text:p>247,005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8871" table:style-name="ce37">
            <text:p>238,871</text:p>
          </table:table-cell>
          <table:table-cell office:value-type="float" office:value="696691" table:style-name="ce38">
            <text:p>696,691</text:p>
          </table:table-cell>
          <table:table-cell office:value-type="float" office:value="362117" table:style-name="ce38">
            <text:p>362,117</text:p>
          </table:table-cell>
          <table:table-cell office:value-type="float" office:value="334574" table:style-name="ce38">
            <text:p>334,5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240" table:style-name="ce37">
            <text:p>182,240</text:p>
          </table:table-cell>
          <table:table-cell office:value-type="float" office:value="517224" table:style-name="ce38">
            <text:p>517,224</text:p>
          </table:table-cell>
          <table:table-cell office:value-type="float" office:value="269149" table:style-name="ce38">
            <text:p>269,149</text:p>
          </table:table-cell>
          <table:table-cell office:value-type="float" office:value="248075" table:style-name="ce38">
            <text:p>248,0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140" table:style-name="ce37">
            <text:p>285,140</text:p>
          </table:table-cell>
          <table:table-cell office:value-type="float" office:value="838166" table:style-name="ce38">
            <text:p>838,166</text:p>
          </table:table-cell>
          <table:table-cell office:value-type="float" office:value="429077" table:style-name="ce38">
            <text:p>429,077</text:p>
          </table:table-cell>
          <table:table-cell office:value-type="float" office:value="409089" table:style-name="ce38">
            <text:p>409,0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07" table:style-name="ce37">
            <text:p>82,507</text:p>
          </table:table-cell>
          <table:table-cell office:value-type="float" office:value="221408" table:style-name="ce56">
            <text:p>221,408</text:p>
          </table:table-cell>
          <table:table-cell office:value-type="float" office:value="114553" table:style-name="ce38">
            <text:p>114,553</text:p>
          </table:table-cell>
          <table:table-cell office:value-type="float" office:value="106855" table:style-name="ce38">
            <text:p>106,8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034" table:style-name="ce37">
            <text:p>125,034</text:p>
          </table:table-cell>
          <table:table-cell office:value-type="float" office:value="331323" table:style-name="ce38">
            <text:p>331,323</text:p>
          </table:table-cell>
          <table:table-cell office:value-type="float" office:value="168775" table:style-name="ce38">
            <text:p>168,775</text:p>
          </table:table-cell>
          <table:table-cell office:value-type="float" office:value="162548" table:style-name="ce38">
            <text:p>162,5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8553" table:style-name="ce37">
            <text:p>38,553</text:p>
          </table:table-cell>
          <table:table-cell office:value-type="float" office:value="102357" table:style-name="ce38">
            <text:p>102,357</text:p>
          </table:table-cell>
          <table:table-cell office:value-type="float" office:value="52716" table:style-name="ce38">
            <text:p>52,716</text:p>
          </table:table-cell>
          <table:table-cell office:value-type="float" office:value="49641" table:style-name="ce38">
            <text:p>49,6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111" table:style-name="ce37">
            <text:p>151,111</text:p>
          </table:table-cell>
          <table:table-cell office:value-type="float" office:value="371901" table:style-name="ce38">
            <text:p>371,901</text:p>
          </table:table-cell>
          <table:table-cell office:value-type="float" office:value="186612" table:style-name="ce38">
            <text:p>186,612</text:p>
          </table:table-cell>
          <table:table-cell office:value-type="float" office:value="185289" table:style-name="ce38">
            <text:p>185,2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58618" table:style-name="ce37">
            <text:p>158,618</text:p>
          </table:table-cell>
          <table:table-cell office:value-type="float" office:value="435488" table:style-name="ce38">
            <text:p>435,488</text:p>
          </table:table-cell>
          <table:table-cell office:value-type="float" office:value="215390" table:style-name="ce38">
            <text:p>215,390</text:p>
          </table:table-cell>
          <table:table-cell office:value-type="float" office:value="220098" table:style-name="ce38">
            <text:p>220,0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561" table:style-name="ce37">
            <text:p>98,561</text:p>
          </table:table-cell>
          <table:table-cell office:value-type="float" office:value="270125" table:style-name="ce38">
            <text:p>270,125</text:p>
          </table:table-cell>
          <table:table-cell office:value-type="float" office:value="131648" table:style-name="ce38">
            <text:p>131,648</text:p>
          </table:table-cell>
          <table:table-cell office:value-type="float" office:value="138477" table:style-name="ce38">
            <text:p>138,47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612" table:style-name="ce58">
            <text:p>41,612</text:p>
          </table:table-cell>
          <table:table-cell office:value-type="float" office:value="145979" table:style-name="ce62">
            <text:p>145,979</text:p>
          </table:table-cell>
          <table:table-cell office:value-type="float" office:value="73948" table:style-name="ce62">
            <text:p>73,948</text:p>
          </table:table-cell>
          <table:table-cell office:value-type="float" office:value="72031" table:style-name="ce62">
            <text:p>72,0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8973" table:style-name="ce37">
            <text:p>38,973</text:p>
          </table:table-cell>
          <table:table-cell office:value-type="float" office:value="133448" table:style-name="ce38">
            <text:p>133,448</text:p>
          </table:table-cell>
          <table:table-cell office:value-type="float" office:value="66791" table:style-name="ce38">
            <text:p>66,791</text:p>
          </table:table-cell>
          <table:table-cell office:value-type="float" office:value="66657" table:style-name="ce38">
            <text:p>66,65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39" table:style-name="ce39">
            <text:p>2,639</text:p>
          </table:table-cell>
          <table:table-cell office:value-type="float" office:value="12531" table:style-name="ce40">
            <text:p>12,531</text:p>
          </table:table-cell>
          <table:table-cell office:value-type="float" office:value="7157" table:style-name="ce40">
            <text:p>7,157</text:p>
          </table:table-cell>
          <table:table-cell office:value-type="float" office:value="5374" table:style-name="ce40">
            <text:p>5,374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5<text:span text:style-name="T2">年</text:span>8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16639" table:style-name="ce83">
            <text:p>1,516,639</text:p>
          </table:table-cell>
          <table:table-cell office:value-type="float" office:value="3973655" table:style-name="ce80">
            <text:p>3,973,655</text:p>
          </table:table-cell>
          <table:table-cell office:value-type="float" office:value="1950996" table:style-name="ce80">
            <text:p>1,950,996</text:p>
          </table:table-cell>
          <table:table-cell office:value-type="float" office:value="2022659" table:style-name="ce84">
            <text:p>2,022,65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5852" table:style-name="ce9">
            <text:p>205,852</text:p>
          </table:table-cell>
          <table:table-cell office:value-type="float" office:value="553131" table:style-name="ce11">
            <text:p>553,131</text:p>
          </table:table-cell>
          <table:table-cell office:value-type="float" office:value="270446" table:style-name="ce11">
            <text:p>270,446</text:p>
          </table:table-cell>
          <table:table-cell office:value-type="float" office:value="282685" table:style-name="ce23">
            <text:p>282,6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49059" table:style-name="ce9">
            <text:p>149,059</text:p>
          </table:table-cell>
          <table:table-cell office:value-type="float" office:value="388122" table:style-name="ce11">
            <text:p>388,122</text:p>
          </table:table-cell>
          <table:table-cell office:value-type="float" office:value="191392" table:style-name="ce11">
            <text:p>191,392</text:p>
          </table:table-cell>
          <table:table-cell office:value-type="float" office:value="196730" table:style-name="ce23">
            <text:p>196,73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3322" table:style-name="ce9">
            <text:p>163,322</text:p>
          </table:table-cell>
          <table:table-cell office:value-type="float" office:value="413941" table:style-name="ce11">
            <text:p>413,941</text:p>
          </table:table-cell>
          <table:table-cell office:value-type="float" office:value="201876" table:style-name="ce11">
            <text:p>201,876</text:p>
          </table:table-cell>
          <table:table-cell office:value-type="float" office:value="212065" table:style-name="ce23">
            <text:p>212,06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645" table:style-name="ce9">
            <text:p>90,645</text:p>
          </table:table-cell>
          <table:table-cell office:value-type="float" office:value="224896" table:style-name="ce11">
            <text:p>224,896</text:p>
          </table:table-cell>
          <table:table-cell office:value-type="float" office:value="106943" table:style-name="ce11">
            <text:p>106,943</text:p>
          </table:table-cell>
          <table:table-cell office:value-type="float" office:value="117953" table:style-name="ce23">
            <text:p>117,95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49805" table:style-name="ce9">
            <text:p>149,805</text:p>
          </table:table-cell>
          <table:table-cell office:value-type="float" office:value="413614" table:style-name="ce11">
            <text:p>413,614</text:p>
          </table:table-cell>
          <table:table-cell office:value-type="float" office:value="202342" table:style-name="ce11">
            <text:p>202,342</text:p>
          </table:table-cell>
          <table:table-cell office:value-type="float" office:value="211272" table:style-name="ce23">
            <text:p>211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4279" table:style-name="ce9">
            <text:p>124,279</text:p>
          </table:table-cell>
          <table:table-cell office:value-type="float" office:value="300346" table:style-name="ce11">
            <text:p>300,346</text:p>
          </table:table-cell>
          <table:table-cell office:value-type="float" office:value="144894" table:style-name="ce11">
            <text:p>144,894</text:p>
          </table:table-cell>
          <table:table-cell office:value-type="float" office:value="155452" table:style-name="ce23">
            <text:p>155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5621" table:style-name="ce9">
            <text:p>65,621</text:p>
          </table:table-cell>
          <table:table-cell office:value-type="float" office:value="184313" table:style-name="ce11">
            <text:p>184,313</text:p>
          </table:table-cell>
          <table:table-cell office:value-type="float" office:value="92021" table:style-name="ce11">
            <text:p>92,021</text:p>
          </table:table-cell>
          <table:table-cell office:value-type="float" office:value="92292" table:style-name="ce23">
            <text:p>92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463" table:style-name="ce9">
            <text:p>29,463</text:p>
          </table:table-cell>
          <table:table-cell office:value-type="float" office:value="87526" table:style-name="ce11">
            <text:p>87,526</text:p>
          </table:table-cell>
          <table:table-cell office:value-type="float" office:value="43901" table:style-name="ce11">
            <text:p>43,901</text:p>
          </table:table-cell>
          <table:table-cell office:value-type="float" office:value="43625" table:style-name="ce23">
            <text:p>43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564" table:style-name="ce9">
            <text:p>41,564</text:p>
          </table:table-cell>
          <table:table-cell office:value-type="float" office:value="113622" table:style-name="ce11">
            <text:p>113,622</text:p>
          </table:table-cell>
          <table:table-cell office:value-type="float" office:value="57093" table:style-name="ce11">
            <text:p>57,093</text:p>
          </table:table-cell>
          <table:table-cell office:value-type="float" office:value="56529" table:style-name="ce23">
            <text:p>56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1305" table:style-name="ce9">
            <text:p>71,305</text:p>
          </table:table-cell>
          <table:table-cell office:value-type="float" office:value="164129" table:style-name="ce11">
            <text:p>164,129</text:p>
          </table:table-cell>
          <table:table-cell office:value-type="float" office:value="78967" table:style-name="ce11">
            <text:p>78,967</text:p>
          </table:table-cell>
          <table:table-cell office:value-type="float" office:value="85162" table:style-name="ce23">
            <text:p>85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301" table:style-name="ce9">
            <text:p>85,301</text:p>
          </table:table-cell>
          <table:table-cell office:value-type="float" office:value="196713" table:style-name="ce11">
            <text:p>196,713</text:p>
          </table:table-cell>
          <table:table-cell office:value-type="float" office:value="96117" table:style-name="ce11">
            <text:p>96,117</text:p>
          </table:table-cell>
          <table:table-cell office:value-type="float" office:value="100596" table:style-name="ce23">
            <text:p>100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7" table:style-name="ce9">
            <text:p>16,167</text:p>
          </table:table-cell>
          <table:table-cell office:value-type="float" office:value="40769" table:style-name="ce11">
            <text:p>40,769</text:p>
          </table:table-cell>
          <table:table-cell office:value-type="float" office:value="20614" table:style-name="ce11">
            <text:p>20,614</text:p>
          </table:table-cell>
          <table:table-cell office:value-type="float" office:value="20155" table:style-name="ce23">
            <text:p>20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038" table:style-name="ce9">
            <text:p>86,038</text:p>
          </table:table-cell>
          <table:table-cell office:value-type="float" office:value="238348" table:style-name="ce11">
            <text:p>238,348</text:p>
          </table:table-cell>
          <table:table-cell office:value-type="float" office:value="117854" table:style-name="ce11">
            <text:p>117,854</text:p>
          </table:table-cell>
          <table:table-cell office:value-type="float" office:value="120494" table:style-name="ce23">
            <text:p>120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69790" table:style-name="ce9">
            <text:p>69,790</text:p>
          </table:table-cell>
          <table:table-cell office:value-type="float" office:value="200313" table:style-name="ce11">
            <text:p>200,313</text:p>
          </table:table-cell>
          <table:table-cell office:value-type="float" office:value="98628" table:style-name="ce11">
            <text:p>98,628</text:p>
          </table:table-cell>
          <table:table-cell office:value-type="float" office:value="101685" table:style-name="ce23">
            <text:p>101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342" table:style-name="ce9">
            <text:p>30,342</text:p>
          </table:table-cell>
          <table:table-cell office:value-type="float" office:value="83523" table:style-name="ce11">
            <text:p>83,523</text:p>
          </table:table-cell>
          <table:table-cell office:value-type="float" office:value="42154" table:style-name="ce11">
            <text:p>42,154</text:p>
          </table:table-cell>
          <table:table-cell office:value-type="float" office:value="41369" table:style-name="ce23">
            <text:p>41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120" table:style-name="ce9">
            <text:p>28,120</text:p>
          </table:table-cell>
          <table:table-cell office:value-type="float" office:value="78911" table:style-name="ce11">
            <text:p>78,911</text:p>
          </table:table-cell>
          <table:table-cell office:value-type="float" office:value="39222" table:style-name="ce11">
            <text:p>39,222</text:p>
          </table:table-cell>
          <table:table-cell office:value-type="float" office:value="39689" table:style-name="ce23">
            <text:p>39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39837" table:style-name="ce9">
            <text:p>39,837</text:p>
          </table:table-cell>
          <table:table-cell office:value-type="float" office:value="101970" table:style-name="ce11">
            <text:p>101,970</text:p>
          </table:table-cell>
          <table:table-cell office:value-type="float" office:value="49836" table:style-name="ce11">
            <text:p>49,836</text:p>
          </table:table-cell>
          <table:table-cell office:value-type="float" office:value="52134" table:style-name="ce23">
            <text:p>52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00" table:style-name="ce9">
            <text:p>9,500</text:p>
          </table:table-cell>
          <table:table-cell office:value-type="float" office:value="23638" table:style-name="ce11">
            <text:p>23,638</text:p>
          </table:table-cell>
          <table:table-cell office:value-type="float" office:value="11813" table:style-name="ce11">
            <text:p>11,813</text:p>
          </table:table-cell>
          <table:table-cell office:value-type="float" office:value="11825" table:style-name="ce23">
            <text:p>11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1" table:style-name="ce9">
            <text:p>3,371</text:p>
          </table:table-cell>
          <table:table-cell office:value-type="float" office:value="7773" table:style-name="ce11">
            <text:p>7,773</text:p>
          </table:table-cell>
          <table:table-cell office:value-type="float" office:value="4289" table:style-name="ce11">
            <text:p>4,289</text:p>
          </table:table-cell>
          <table:table-cell office:value-type="float" office:value="3484" table:style-name="ce23">
            <text:p>3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01" table:style-name="ce9">
            <text:p>2,501</text:p>
          </table:table-cell>
          <table:table-cell office:value-type="float" office:value="6522" table:style-name="ce11">
            <text:p>6,522</text:p>
          </table:table-cell>
          <table:table-cell office:value-type="float" office:value="3623" table:style-name="ce11">
            <text:p>3,623</text:p>
          </table:table-cell>
          <table:table-cell office:value-type="float" office:value="2899" table:style-name="ce23">
            <text:p>2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380" table:style-name="ce9">
            <text:p>9,380</text:p>
          </table:table-cell>
          <table:table-cell office:value-type="float" office:value="23383" table:style-name="ce11">
            <text:p>23,383</text:p>
          </table:table-cell>
          <table:table-cell office:value-type="float" office:value="12021" table:style-name="ce11">
            <text:p>12,021</text:p>
          </table:table-cell>
          <table:table-cell office:value-type="float" office:value="11362" table:style-name="ce23">
            <text:p>11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1" table:style-name="ce9">
            <text:p>4,301</text:p>
          </table:table-cell>
          <table:table-cell office:value-type="float" office:value="12540" table:style-name="ce11">
            <text:p>12,540</text:p>
          </table:table-cell>
          <table:table-cell office:value-type="float" office:value="6501" table:style-name="ce11">
            <text:p>6,501</text:p>
          </table:table-cell>
          <table:table-cell office:value-type="float" office:value="6039" table:style-name="ce23">
            <text:p>6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167" table:style-name="ce9">
            <text:p>14,167</text:p>
          </table:table-cell>
          <table:table-cell office:value-type="float" office:value="37900" table:style-name="ce11">
            <text:p>37,900</text:p>
          </table:table-cell>
          <table:table-cell office:value-type="float" office:value="18891" table:style-name="ce11">
            <text:p>18,891</text:p>
          </table:table-cell>
          <table:table-cell office:value-type="float" office:value="19009" table:style-name="ce23">
            <text:p>19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36" table:style-name="ce9">
            <text:p>2,336</text:p>
          </table:table-cell>
          <table:table-cell office:value-type="float" office:value="4797" table:style-name="ce11">
            <text:p>4,797</text:p>
          </table:table-cell>
          <table:table-cell office:value-type="float" office:value="2656" table:style-name="ce11">
            <text:p>2,656</text:p>
          </table:table-cell>
          <table:table-cell office:value-type="float" office:value="2141" table:style-name="ce23">
            <text:p>2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20" table:style-name="ce9">
            <text:p>3,820</text:p>
          </table:table-cell>
          <table:table-cell office:value-type="float" office:value="9136" table:style-name="ce11">
            <text:p>9,136</text:p>
          </table:table-cell>
          <table:table-cell office:value-type="float" office:value="4933" table:style-name="ce11">
            <text:p>4,933</text:p>
          </table:table-cell>
          <table:table-cell office:value-type="float" office:value="4203" table:style-name="ce23">
            <text:p>4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3" table:style-name="ce9">
            <text:p>4,403</text:p>
          </table:table-cell>
          <table:table-cell office:value-type="float" office:value="12787" table:style-name="ce11">
            <text:p>12,787</text:p>
          </table:table-cell>
          <table:table-cell office:value-type="float" office:value="6530" table:style-name="ce11">
            <text:p>6,530</text:p>
          </table:table-cell>
          <table:table-cell office:value-type="float" office:value="6257" table:style-name="ce23">
            <text:p>6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55" table:style-name="ce9">
            <text:p>7,055</text:p>
          </table:table-cell>
          <table:table-cell office:value-type="float" office:value="22238" table:style-name="ce11">
            <text:p>22,238</text:p>
          </table:table-cell>
          <table:table-cell office:value-type="float" office:value="10990" table:style-name="ce11">
            <text:p>10,990</text:p>
          </table:table-cell>
          <table:table-cell office:value-type="float" office:value="11248" table:style-name="ce23">
            <text:p>11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45" table:style-name="ce9">
            <text:p>7,445</text:p>
          </table:table-cell>
          <table:table-cell office:value-type="float" office:value="22587" table:style-name="ce11">
            <text:p>22,587</text:p>
          </table:table-cell>
          <table:table-cell office:value-type="float" office:value="11376" table:style-name="ce11">
            <text:p>11,376</text:p>
          </table:table-cell>
          <table:table-cell office:value-type="float" office:value="11211" table:style-name="ce23">
            <text:p>11,21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0" table:style-name="ce16">
            <text:p>1,850</text:p>
          </table:table-cell>
          <table:table-cell office:value-type="float" office:value="6167" table:style-name="ce18">
            <text:p>6,167</text:p>
          </table:table-cell>
          <table:table-cell office:value-type="float" office:value="3073" table:style-name="ce18">
            <text:p>3,073</text:p>
          </table:table-cell>
          <table:table-cell office:value-type="float" office:value="3094" table:style-name="ce19">
            <text:p>3,094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5117" table:style-name="ce72">
            <text:p>1,045,117</text:p>
          </table:table-cell>
          <table:table-cell office:value-type="float" office:value="2701645" table:style-name="ce80">
            <text:p>2,701,645</text:p>
          </table:table-cell>
          <table:table-cell office:value-type="float" office:value="1292896" table:style-name="ce80">
            <text:p>1,292,896</text:p>
          </table:table-cell>
          <table:table-cell office:value-type="float" office:value="1408749" table:style-name="ce74">
            <text:p>1,408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274" table:style-name="ce53">
            <text:p>80,274</text:p>
          </table:table-cell>
          <table:table-cell office:value-type="float" office:value="209388" table:style-name="ce11">
            <text:p>209,388</text:p>
          </table:table-cell>
          <table:table-cell office:value-type="float" office:value="98551" table:style-name="ce11">
            <text:p>98,551</text:p>
          </table:table-cell>
          <table:table-cell office:value-type="float" office:value="110837" table:style-name="ce10">
            <text:p>110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59" table:style-name="ce53">
            <text:p>89,459</text:p>
          </table:table-cell>
          <table:table-cell office:value-type="float" office:value="228369" table:style-name="ce11">
            <text:p>228,369</text:p>
          </table:table-cell>
          <table:table-cell office:value-type="float" office:value="109265" table:style-name="ce11">
            <text:p>109,265</text:p>
          </table:table-cell>
          <table:table-cell office:value-type="float" office:value="119104" table:style-name="ce10">
            <text:p>119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400" table:style-name="ce53">
            <text:p>120,400</text:p>
          </table:table-cell>
          <table:table-cell office:value-type="float" office:value="312540" table:style-name="ce11">
            <text:p>312,540</text:p>
          </table:table-cell>
          <table:table-cell office:value-type="float" office:value="146070" table:style-name="ce11">
            <text:p>146,070</text:p>
          </table:table-cell>
          <table:table-cell office:value-type="float" office:value="166470" table:style-name="ce10">
            <text:p>166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285" table:style-name="ce53">
            <text:p>99,285</text:p>
          </table:table-cell>
          <table:table-cell office:value-type="float" office:value="231288" table:style-name="ce11">
            <text:p>231,288</text:p>
          </table:table-cell>
          <table:table-cell office:value-type="float" office:value="107946" table:style-name="ce11">
            <text:p>107,946</text:p>
          </table:table-cell>
          <table:table-cell office:value-type="float" office:value="123342" table:style-name="ce10">
            <text:p>123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119" table:style-name="ce53">
            <text:p>65,119</text:p>
          </table:table-cell>
          <table:table-cell office:value-type="float" office:value="161744" table:style-name="ce11">
            <text:p>161,744</text:p>
          </table:table-cell>
          <table:table-cell office:value-type="float" office:value="77238" table:style-name="ce11">
            <text:p>77,238</text:p>
          </table:table-cell>
          <table:table-cell office:value-type="float" office:value="84506" table:style-name="ce10">
            <text:p>84,5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32" table:style-name="ce53">
            <text:p>51,532</text:p>
          </table:table-cell>
          <table:table-cell office:value-type="float" office:value="130520" table:style-name="ce11">
            <text:p>130,520</text:p>
          </table:table-cell>
          <table:table-cell office:value-type="float" office:value="63720" table:style-name="ce11">
            <text:p>63,720</text:p>
          </table:table-cell>
          <table:table-cell office:value-type="float" office:value="66800" table:style-name="ce10">
            <text:p>66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317" table:style-name="ce53">
            <text:p>78,317</text:p>
          </table:table-cell>
          <table:table-cell office:value-type="float" office:value="193790" table:style-name="ce11">
            <text:p>193,790</text:p>
          </table:table-cell>
          <table:table-cell office:value-type="float" office:value="95454" table:style-name="ce11">
            <text:p>95,454</text:p>
          </table:table-cell>
          <table:table-cell office:value-type="float" office:value="98336" table:style-name="ce10">
            <text:p>98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706" table:style-name="ce53">
            <text:p>104,706</text:p>
          </table:table-cell>
          <table:table-cell office:value-type="float" office:value="275589" table:style-name="ce11">
            <text:p>275,589</text:p>
          </table:table-cell>
          <table:table-cell office:value-type="float" office:value="132390" table:style-name="ce11">
            <text:p>132,390</text:p>
          </table:table-cell>
          <table:table-cell office:value-type="float" office:value="143199" table:style-name="ce10">
            <text:p>143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626" table:style-name="ce53">
            <text:p>46,626</text:p>
          </table:table-cell>
          <table:table-cell office:value-type="float" office:value="122475" table:style-name="ce11">
            <text:p>122,475</text:p>
          </table:table-cell>
          <table:table-cell office:value-type="float" office:value="59884" table:style-name="ce11">
            <text:p>59,884</text:p>
          </table:table-cell>
          <table:table-cell office:value-type="float" office:value="62591" table:style-name="ce10">
            <text:p>62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6896" table:style-name="ce53">
            <text:p>106,896</text:p>
          </table:table-cell>
          <table:table-cell office:value-type="float" office:value="287763" table:style-name="ce11">
            <text:p>287,763</text:p>
          </table:table-cell>
          <table:table-cell office:value-type="float" office:value="137649" table:style-name="ce11">
            <text:p>137,649</text:p>
          </table:table-cell>
          <table:table-cell office:value-type="float" office:value="150114" table:style-name="ce10">
            <text:p>150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471" table:style-name="ce53">
            <text:p>106,471</text:p>
          </table:table-cell>
          <table:table-cell office:value-type="float" office:value="290497" table:style-name="ce11">
            <text:p>290,497</text:p>
          </table:table-cell>
          <table:table-cell office:value-type="float" office:value="140352" table:style-name="ce11">
            <text:p>140,352</text:p>
          </table:table-cell>
          <table:table-cell office:value-type="float" office:value="150145" table:style-name="ce10">
            <text:p>150,14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032" table:style-name="ce54">
            <text:p>96,032</text:p>
          </table:table-cell>
          <table:table-cell office:value-type="float" office:value="257682" table:style-name="ce18">
            <text:p>257,682</text:p>
          </table:table-cell>
          <table:table-cell office:value-type="float" office:value="124377" table:style-name="ce18">
            <text:p>124,377</text:p>
          </table:table-cell>
          <table:table-cell office:value-type="float" office:value="133305" table:style-name="ce17">
            <text:p>133,30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59902" table:style-name="ce83">
            <text:p>759,902</text:p>
          </table:table-cell>
          <table:table-cell office:value-type="float" office:value="2128594" table:style-name="ce84">
            <text:p>2,128,594</text:p>
          </table:table-cell>
          <table:table-cell office:value-type="float" office:value="1063029" table:style-name="ce84">
            <text:p>1,063,029</text:p>
          </table:table-cell>
          <table:table-cell office:value-type="float" office:value="1065565" table:style-name="ce84">
            <text:p>1,065,56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1286" table:style-name="ce9">
            <text:p>161,286</text:p>
          </table:table-cell>
          <table:table-cell office:value-type="float" office:value="431504" table:style-name="ce23">
            <text:p>431,504</text:p>
          </table:table-cell>
          <table:table-cell office:value-type="float" office:value="209924" table:style-name="ce23">
            <text:p>209,924</text:p>
          </table:table-cell>
          <table:table-cell office:value-type="float" office:value="221580" table:style-name="ce23">
            <text:p>221,58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2978" table:style-name="ce9">
            <text:p>142,978</text:p>
          </table:table-cell>
          <table:table-cell office:value-type="float" office:value="393288" table:style-name="ce23">
            <text:p>393,288</text:p>
          </table:table-cell>
          <table:table-cell office:value-type="float" office:value="194296" table:style-name="ce23">
            <text:p>194,296</text:p>
          </table:table-cell>
          <table:table-cell office:value-type="float" office:value="198992" table:style-name="ce23">
            <text:p>198,99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646" table:style-name="ce9">
            <text:p>31,646</text:p>
          </table:table-cell>
          <table:table-cell office:value-type="float" office:value="93841" table:style-name="ce23">
            <text:p>93,841</text:p>
          </table:table-cell>
          <table:table-cell office:value-type="float" office:value="48007" table:style-name="ce23">
            <text:p>48,007</text:p>
          </table:table-cell>
          <table:table-cell office:value-type="float" office:value="45834" table:style-name="ce23">
            <text:p>45,83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5698" table:style-name="ce9">
            <text:p>55,698</text:p>
          </table:table-cell>
          <table:table-cell office:value-type="float" office:value="162720" table:style-name="ce23">
            <text:p>162,720</text:p>
          </table:table-cell>
          <table:table-cell office:value-type="float" office:value="82264" table:style-name="ce23">
            <text:p>82,264</text:p>
          </table:table-cell>
          <table:table-cell office:value-type="float" office:value="80456" table:style-name="ce23">
            <text:p>80,45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068" table:style-name="ce9">
            <text:p>56,068</text:p>
          </table:table-cell>
          <table:table-cell office:value-type="float" office:value="157242" table:style-name="ce23">
            <text:p>157,242</text:p>
          </table:table-cell>
          <table:table-cell office:value-type="float" office:value="78282" table:style-name="ce23">
            <text:p>78,282</text:p>
          </table:table-cell>
          <table:table-cell office:value-type="float" office:value="78960" table:style-name="ce23">
            <text:p>78,96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0902" table:style-name="ce9">
            <text:p>30,902</text:p>
          </table:table-cell>
          <table:table-cell office:value-type="float" office:value="86296" table:style-name="ce23">
            <text:p>86,296</text:p>
          </table:table-cell>
          <table:table-cell office:value-type="float" office:value="44242" table:style-name="ce23">
            <text:p>44,242</text:p>
          </table:table-cell>
          <table:table-cell office:value-type="float" office:value="42054" table:style-name="ce23">
            <text:p>42,05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7085" table:style-name="ce9">
            <text:p>57,085</text:p>
          </table:table-cell>
          <table:table-cell office:value-type="float" office:value="148803" table:style-name="ce23">
            <text:p>148,803</text:p>
          </table:table-cell>
          <table:table-cell office:value-type="float" office:value="74529" table:style-name="ce23">
            <text:p>74,529</text:p>
          </table:table-cell>
          <table:table-cell office:value-type="float" office:value="74274" table:style-name="ce23">
            <text:p>74,27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7116" table:style-name="ce9">
            <text:p>67,116</text:p>
          </table:table-cell>
          <table:table-cell office:value-type="float" office:value="190526" table:style-name="ce23">
            <text:p>190,526</text:p>
          </table:table-cell>
          <table:table-cell office:value-type="float" office:value="95801" table:style-name="ce23">
            <text:p>95,801</text:p>
          </table:table-cell>
          <table:table-cell office:value-type="float" office:value="94725" table:style-name="ce23">
            <text:p>94,72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0567" table:style-name="ce9">
            <text:p>40,567</text:p>
          </table:table-cell>
          <table:table-cell office:value-type="float" office:value="119391" table:style-name="ce23">
            <text:p>119,391</text:p>
          </table:table-cell>
          <table:table-cell office:value-type="float" office:value="60032" table:style-name="ce23">
            <text:p>60,032</text:p>
          </table:table-cell>
          <table:table-cell office:value-type="float" office:value="59359" table:style-name="ce23">
            <text:p>59,35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032" table:style-name="ce9">
            <text:p>75,032</text:p>
          </table:table-cell>
          <table:table-cell office:value-type="float" office:value="219965" table:style-name="ce23">
            <text:p>219,965</text:p>
          </table:table-cell>
          <table:table-cell office:value-type="float" office:value="109524" table:style-name="ce23">
            <text:p>109,524</text:p>
          </table:table-cell>
          <table:table-cell office:value-type="float" office:value="110441" table:style-name="ce23">
            <text:p>110,44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5899" table:style-name="ce9">
            <text:p>15,899</text:p>
          </table:table-cell>
          <table:table-cell office:value-type="float" office:value="48687" table:style-name="ce23">
            <text:p>48,687</text:p>
          </table:table-cell>
          <table:table-cell office:value-type="float" office:value="25990" table:style-name="ce23">
            <text:p>25,990</text:p>
          </table:table-cell>
          <table:table-cell office:value-type="float" office:value="22697" table:style-name="ce23">
            <text:p>22,69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1873" table:style-name="ce9">
            <text:p>21,873</text:p>
          </table:table-cell>
          <table:table-cell office:value-type="float" office:value="65246" table:style-name="ce23">
            <text:p>65,246</text:p>
          </table:table-cell>
          <table:table-cell office:value-type="float" office:value="34095" table:style-name="ce23">
            <text:p>34,095</text:p>
          </table:table-cell>
          <table:table-cell office:value-type="float" office:value="31151" table:style-name="ce23">
            <text:p>31,151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2" table:style-name="ce16">
            <text:p>3,752</text:p>
          </table:table-cell>
          <table:table-cell office:value-type="float" office:value="11085" table:style-name="ce19">
            <text:p>11,085</text:p>
          </table:table-cell>
          <table:table-cell office:value-type="float" office:value="6043" table:style-name="ce19">
            <text:p>6,043</text:p>
          </table:table-cell>
          <table:table-cell office:value-type="float" office:value="5042" table:style-name="ce19">
            <text:p>5,042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7<text:span text:style-name="T2">月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35002" table:style-name="ce72">
            <text:p>935,002</text:p>
          </table:table-cell>
          <table:table-cell office:value-type="float" office:value="2756256" table:style-name="ce80">
            <text:p>2,756,256</text:p>
          </table:table-cell>
          <table:table-cell office:value-type="float" office:value="1361675" table:style-name="ce80">
            <text:p>1,361,675</text:p>
          </table:table-cell>
          <table:table-cell office:value-type="float" office:value="1394581" table:style-name="ce74">
            <text:p>1,394,58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38" table:style-name="ce53">
            <text:p>7,938</text:p>
          </table:table-cell>
          <table:table-cell office:value-type="float" office:value="18863" table:style-name="ce11">
            <text:p>18,863</text:p>
          </table:table-cell>
          <table:table-cell office:value-type="float" office:value="9396" table:style-name="ce11">
            <text:p>9,396</text:p>
          </table:table-cell>
          <table:table-cell office:value-type="float" office:value="9467" table:style-name="ce10">
            <text:p>9,46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451" table:style-name="ce53">
            <text:p>27,451</text:p>
          </table:table-cell>
          <table:table-cell office:value-type="float" office:value="75211" table:style-name="ce11">
            <text:p>75,211</text:p>
          </table:table-cell>
          <table:table-cell office:value-type="float" office:value="37502" table:style-name="ce11">
            <text:p>37,502</text:p>
          </table:table-cell>
          <table:table-cell office:value-type="float" office:value="37709" table:style-name="ce10">
            <text:p>37,709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051" table:style-name="ce53">
            <text:p>47,051</text:p>
          </table:table-cell>
          <table:table-cell office:value-type="float" office:value="122724" table:style-name="ce11">
            <text:p>122,724</text:p>
          </table:table-cell>
          <table:table-cell office:value-type="float" office:value="59043" table:style-name="ce11">
            <text:p>59,043</text:p>
          </table:table-cell>
          <table:table-cell office:value-type="float" office:value="63681" table:style-name="ce10">
            <text:p>63,681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152" table:style-name="ce53">
            <text:p>45,152</text:p>
          </table:table-cell>
          <table:table-cell office:value-type="float" office:value="115611" table:style-name="ce11">
            <text:p>115,611</text:p>
          </table:table-cell>
          <table:table-cell office:value-type="float" office:value="55046" table:style-name="ce11">
            <text:p>55,046</text:p>
          </table:table-cell>
          <table:table-cell office:value-type="float" office:value="60565" table:style-name="ce10">
            <text:p>60,56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8590" table:style-name="ce53">
            <text:p>58,590</text:p>
          </table:table-cell>
          <table:table-cell office:value-type="float" office:value="147474" table:style-name="ce11">
            <text:p>147,474</text:p>
          </table:table-cell>
          <table:table-cell office:value-type="float" office:value="70642" table:style-name="ce11">
            <text:p>70,642</text:p>
          </table:table-cell>
          <table:table-cell office:value-type="float" office:value="76832" table:style-name="ce10">
            <text:p>76,83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3158" table:style-name="ce53">
            <text:p>83,158</text:p>
          </table:table-cell>
          <table:table-cell office:value-type="float" office:value="223173" table:style-name="ce11">
            <text:p>223,173</text:p>
          </table:table-cell>
          <table:table-cell office:value-type="float" office:value="107489" table:style-name="ce11">
            <text:p>107,489</text:p>
          </table:table-cell>
          <table:table-cell office:value-type="float" office:value="115684" table:style-name="ce10">
            <text:p>115,68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229" table:style-name="ce53">
            <text:p>60,229</text:p>
          </table:table-cell>
          <table:table-cell office:value-type="float" office:value="165784" table:style-name="ce11">
            <text:p>165,784</text:p>
          </table:table-cell>
          <table:table-cell office:value-type="float" office:value="79393" table:style-name="ce11">
            <text:p>79,393</text:p>
          </table:table-cell>
          <table:table-cell office:value-type="float" office:value="86391" table:style-name="ce10">
            <text:p>86,39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6151" table:style-name="ce53">
            <text:p>96,151</text:p>
          </table:table-cell>
          <table:table-cell office:value-type="float" office:value="268094" table:style-name="ce11">
            <text:p>268,094</text:p>
          </table:table-cell>
          <table:table-cell office:value-type="float" office:value="128911" table:style-name="ce11">
            <text:p>128,911</text:p>
          </table:table-cell>
          <table:table-cell office:value-type="float" office:value="139183" table:style-name="ce10">
            <text:p>139,18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2878" table:style-name="ce53">
            <text:p>52,878</text:p>
          </table:table-cell>
          <table:table-cell office:value-type="float" office:value="166794" table:style-name="ce11">
            <text:p>166,794</text:p>
          </table:table-cell>
          <table:table-cell office:value-type="float" office:value="82548" table:style-name="ce11">
            <text:p>82,548</text:p>
          </table:table-cell>
          <table:table-cell office:value-type="float" office:value="84246" table:style-name="ce10">
            <text:p>84,2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296" table:style-name="ce53">
            <text:p>17,296</text:p>
          </table:table-cell>
          <table:table-cell office:value-type="float" office:value="51108" table:style-name="ce11">
            <text:p>51,108</text:p>
          </table:table-cell>
          <table:table-cell office:value-type="float" office:value="26318" table:style-name="ce11">
            <text:p>26,318</text:p>
          </table:table-cell>
          <table:table-cell office:value-type="float" office:value="24790" table:style-name="ce10">
            <text:p>24,7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778" table:style-name="ce53">
            <text:p>22,778</text:p>
          </table:table-cell>
          <table:table-cell office:value-type="float" office:value="77757" table:style-name="ce11">
            <text:p>77,757</text:p>
          </table:table-cell>
          <table:table-cell office:value-type="float" office:value="39164" table:style-name="ce11">
            <text:p>39,164</text:p>
          </table:table-cell>
          <table:table-cell office:value-type="float" office:value="38593" table:style-name="ce10">
            <text:p>38,59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641" table:style-name="ce53">
            <text:p>26,641</text:p>
          </table:table-cell>
          <table:table-cell office:value-type="float" office:value="86244" table:style-name="ce11">
            <text:p>86,244</text:p>
          </table:table-cell>
          <table:table-cell office:value-type="float" office:value="44279" table:style-name="ce11">
            <text:p>44,279</text:p>
          </table:table-cell>
          <table:table-cell office:value-type="float" office:value="41965" table:style-name="ce10">
            <text:p>41,96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411" table:style-name="ce53">
            <text:p>28,411</text:p>
          </table:table-cell>
          <table:table-cell office:value-type="float" office:value="90498" table:style-name="ce11">
            <text:p>90,498</text:p>
          </table:table-cell>
          <table:table-cell office:value-type="float" office:value="45803" table:style-name="ce11">
            <text:p>45,803</text:p>
          </table:table-cell>
          <table:table-cell office:value-type="float" office:value="44695" table:style-name="ce10">
            <text:p>44,6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364" table:style-name="ce53">
            <text:p>17,364</text:p>
          </table:table-cell>
          <table:table-cell office:value-type="float" office:value="57439" table:style-name="ce11">
            <text:p>57,439</text:p>
          </table:table-cell>
          <table:table-cell office:value-type="float" office:value="28882" table:style-name="ce11">
            <text:p>28,882</text:p>
          </table:table-cell>
          <table:table-cell office:value-type="float" office:value="28557" table:style-name="ce10">
            <text:p>28,55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782" table:style-name="ce53">
            <text:p>15,782</text:p>
          </table:table-cell>
          <table:table-cell office:value-type="float" office:value="54250" table:style-name="ce11">
            <text:p>54,250</text:p>
          </table:table-cell>
          <table:table-cell office:value-type="float" office:value="27604" table:style-name="ce11">
            <text:p>27,604</text:p>
          </table:table-cell>
          <table:table-cell office:value-type="float" office:value="26646" table:style-name="ce10">
            <text:p>26,6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068" table:style-name="ce53">
            <text:p>19,068</text:p>
          </table:table-cell>
          <table:table-cell office:value-type="float" office:value="65356" table:style-name="ce11">
            <text:p>65,356</text:p>
          </table:table-cell>
          <table:table-cell office:value-type="float" office:value="33402" table:style-name="ce11">
            <text:p>33,402</text:p>
          </table:table-cell>
          <table:table-cell office:value-type="float" office:value="31954" table:style-name="ce10">
            <text:p>31,95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662" table:style-name="ce53">
            <text:p>35,662</text:p>
          </table:table-cell>
          <table:table-cell office:value-type="float" office:value="106982" table:style-name="ce11">
            <text:p>106,982</text:p>
          </table:table-cell>
          <table:table-cell office:value-type="float" office:value="52965" table:style-name="ce11">
            <text:p>52,965</text:p>
          </table:table-cell>
          <table:table-cell office:value-type="float" office:value="54017" table:style-name="ce10">
            <text:p>54,0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8659" table:style-name="ce53">
            <text:p>28,659</text:p>
          </table:table-cell>
          <table:table-cell office:value-type="float" office:value="93966" table:style-name="ce11">
            <text:p>93,966</text:p>
          </table:table-cell>
          <table:table-cell office:value-type="float" office:value="46961" table:style-name="ce11">
            <text:p>46,961</text:p>
          </table:table-cell>
          <table:table-cell office:value-type="float" office:value="47005" table:style-name="ce10">
            <text:p>47,0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25" table:style-name="ce53">
            <text:p>7,525</text:p>
          </table:table-cell>
          <table:table-cell office:value-type="float" office:value="24958" table:style-name="ce11">
            <text:p>24,958</text:p>
          </table:table-cell>
          <table:table-cell office:value-type="float" office:value="12983" table:style-name="ce11">
            <text:p>12,983</text:p>
          </table:table-cell>
          <table:table-cell office:value-type="float" office:value="11975" table:style-name="ce10">
            <text:p>11,9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7" table:style-name="ce53">
            <text:p>4,897</text:p>
          </table:table-cell>
          <table:table-cell office:value-type="float" office:value="15241" table:style-name="ce11">
            <text:p>15,241</text:p>
          </table:table-cell>
          <table:table-cell office:value-type="float" office:value="7910" table:style-name="ce11">
            <text:p>7,910</text:p>
          </table:table-cell>
          <table:table-cell office:value-type="float" office:value="7331" table:style-name="ce10">
            <text:p>7,3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490" table:style-name="ce53">
            <text:p>9,490</text:p>
          </table:table-cell>
          <table:table-cell office:value-type="float" office:value="31910" table:style-name="ce11">
            <text:p>31,910</text:p>
          </table:table-cell>
          <table:table-cell office:value-type="float" office:value="16346" table:style-name="ce11">
            <text:p>16,346</text:p>
          </table:table-cell>
          <table:table-cell office:value-type="float" office:value="15564" table:style-name="ce10">
            <text:p>15,5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31" table:style-name="ce53">
            <text:p>5,431</text:p>
          </table:table-cell>
          <table:table-cell office:value-type="float" office:value="19479" table:style-name="ce11">
            <text:p>19,479</text:p>
          </table:table-cell>
          <table:table-cell office:value-type="float" office:value="10291" table:style-name="ce11">
            <text:p>10,291</text:p>
          </table:table-cell>
          <table:table-cell office:value-type="float" office:value="9188" table:style-name="ce10">
            <text:p>9,18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550" table:style-name="ce53">
            <text:p>23,550</text:p>
          </table:table-cell>
          <table:table-cell office:value-type="float" office:value="73129" table:style-name="ce11">
            <text:p>73,129</text:p>
          </table:table-cell>
          <table:table-cell office:value-type="float" office:value="36791" table:style-name="ce11">
            <text:p>36,791</text:p>
          </table:table-cell>
          <table:table-cell office:value-type="float" office:value="36338" table:style-name="ce10">
            <text:p>36,3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224" table:style-name="ce53">
            <text:p>17,224</text:p>
          </table:table-cell>
          <table:table-cell office:value-type="float" office:value="56983" table:style-name="ce11">
            <text:p>56,983</text:p>
          </table:table-cell>
          <table:table-cell office:value-type="float" office:value="29116" table:style-name="ce11">
            <text:p>29,116</text:p>
          </table:table-cell>
          <table:table-cell office:value-type="float" office:value="27867" table:style-name="ce10">
            <text:p>27,86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470" table:style-name="ce53">
            <text:p>22,470</text:p>
          </table:table-cell>
          <table:table-cell office:value-type="float" office:value="76837" table:style-name="ce11">
            <text:p>76,837</text:p>
          </table:table-cell>
          <table:table-cell office:value-type="float" office:value="38850" table:style-name="ce11">
            <text:p>38,850</text:p>
          </table:table-cell>
          <table:table-cell office:value-type="float" office:value="37987" table:style-name="ce10">
            <text:p>37,98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844" table:style-name="ce53">
            <text:p>19,844</text:p>
          </table:table-cell>
          <table:table-cell office:value-type="float" office:value="64767" table:style-name="ce11">
            <text:p>64,767</text:p>
          </table:table-cell>
          <table:table-cell office:value-type="float" office:value="32960" table:style-name="ce11">
            <text:p>32,960</text:p>
          </table:table-cell>
          <table:table-cell office:value-type="float" office:value="31807" table:style-name="ce10">
            <text:p>31,80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1708" table:style-name="ce53">
            <text:p>61,708</text:p>
          </table:table-cell>
          <table:table-cell office:value-type="float" office:value="185429" table:style-name="ce11">
            <text:p>185,429</text:p>
          </table:table-cell>
          <table:table-cell office:value-type="float" office:value="92154" table:style-name="ce11">
            <text:p>92,154</text:p>
          </table:table-cell>
          <table:table-cell office:value-type="float" office:value="93275" table:style-name="ce10">
            <text:p>93,2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125" table:style-name="ce53">
            <text:p>68,125</text:p>
          </table:table-cell>
          <table:table-cell office:value-type="float" office:value="209447" table:style-name="ce11">
            <text:p>209,447</text:p>
          </table:table-cell>
          <table:table-cell office:value-type="float" office:value="103167" table:style-name="ce11">
            <text:p>103,167</text:p>
          </table:table-cell>
          <table:table-cell office:value-type="float" office:value="106280" table:style-name="ce10">
            <text:p>106,28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479" table:style-name="ce54">
            <text:p>4,479</text:p>
          </table:table-cell>
          <table:table-cell office:value-type="float" office:value="10748" table:style-name="ce18">
            <text:p>10,748</text:p>
          </table:table-cell>
          <table:table-cell office:value-type="float" office:value="5759" table:style-name="ce18">
            <text:p>5,759</text:p>
          </table:table-cell>
          <table:table-cell office:value-type="float" office:value="4989" table:style-name="ce17">
            <text:p>4,98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4804" table:style-name="ce72">
            <text:p>674,804</text:p>
          </table:table-cell>
          <table:table-cell office:value-type="float" office:value="1885629" table:style-name="ce80">
            <text:p>1,885,629</text:p>
          </table:table-cell>
          <table:table-cell office:value-type="float" office:value="943396" table:style-name="ce80">
            <text:p>943,396</text:p>
          </table:table-cell>
          <table:table-cell office:value-type="float" office:value="942233" table:style-name="ce74">
            <text:p>942,2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798" table:style-name="ce53">
            <text:p>28,798</text:p>
          </table:table-cell>
          <table:table-cell office:value-type="float" office:value="78220" table:style-name="ce11">
            <text:p>78,220</text:p>
          </table:table-cell>
          <table:table-cell office:value-type="float" office:value="38715" table:style-name="ce11">
            <text:p>38,715</text:p>
          </table:table-cell>
          <table:table-cell office:value-type="float" office:value="39505" table:style-name="ce10">
            <text:p>39,5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91" table:style-name="ce53">
            <text:p>10,091</text:p>
          </table:table-cell>
          <table:table-cell office:value-type="float" office:value="25998" table:style-name="ce11">
            <text:p>25,998</text:p>
          </table:table-cell>
          <table:table-cell office:value-type="float" office:value="13584" table:style-name="ce11">
            <text:p>13,584</text:p>
          </table:table-cell>
          <table:table-cell office:value-type="float" office:value="12414" table:style-name="ce10">
            <text:p>12,4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70" table:style-name="ce53">
            <text:p>10,870</text:p>
          </table:table-cell>
          <table:table-cell office:value-type="float" office:value="28977" table:style-name="ce11">
            <text:p>28,977</text:p>
          </table:table-cell>
          <table:table-cell office:value-type="float" office:value="15146" table:style-name="ce11">
            <text:p>15,146</text:p>
          </table:table-cell>
          <table:table-cell office:value-type="float" office:value="13831" table:style-name="ce10">
            <text:p>13,8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37" table:style-name="ce53">
            <text:p>7,837</text:p>
          </table:table-cell>
          <table:table-cell office:value-type="float" office:value="21531" table:style-name="ce11">
            <text:p>21,531</text:p>
          </table:table-cell>
          <table:table-cell office:value-type="float" office:value="11252" table:style-name="ce11">
            <text:p>11,252</text:p>
          </table:table-cell>
          <table:table-cell office:value-type="float" office:value="10279" table:style-name="ce10">
            <text:p>10,2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91" table:style-name="ce53">
            <text:p>8,891</text:p>
          </table:table-cell>
          <table:table-cell office:value-type="float" office:value="24199" table:style-name="ce11">
            <text:p>24,199</text:p>
          </table:table-cell>
          <table:table-cell office:value-type="float" office:value="12576" table:style-name="ce11">
            <text:p>12,576</text:p>
          </table:table-cell>
          <table:table-cell office:value-type="float" office:value="11623" table:style-name="ce10">
            <text:p>11,6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58" table:style-name="ce53">
            <text:p>8,358</text:p>
          </table:table-cell>
          <table:table-cell office:value-type="float" office:value="21449" table:style-name="ce11">
            <text:p>21,449</text:p>
          </table:table-cell>
          <table:table-cell office:value-type="float" office:value="11390" table:style-name="ce11">
            <text:p>11,390</text:p>
          </table:table-cell>
          <table:table-cell office:value-type="float" office:value="10059" table:style-name="ce10">
            <text:p>10,0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655" table:style-name="ce53">
            <text:p>15,655</text:p>
          </table:table-cell>
          <table:table-cell office:value-type="float" office:value="44861" table:style-name="ce11">
            <text:p>44,861</text:p>
          </table:table-cell>
          <table:table-cell office:value-type="float" office:value="22779" table:style-name="ce11">
            <text:p>22,779</text:p>
          </table:table-cell>
          <table:table-cell office:value-type="float" office:value="22082" table:style-name="ce10">
            <text:p>22,0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5" table:style-name="ce53">
            <text:p>9,115</text:p>
          </table:table-cell>
          <table:table-cell office:value-type="float" office:value="24594" table:style-name="ce11">
            <text:p>24,594</text:p>
          </table:table-cell>
          <table:table-cell office:value-type="float" office:value="12666" table:style-name="ce11">
            <text:p>12,666</text:p>
          </table:table-cell>
          <table:table-cell office:value-type="float" office:value="11928" table:style-name="ce10">
            <text:p>11,9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24" table:style-name="ce53">
            <text:p>7,724</text:p>
          </table:table-cell>
          <table:table-cell office:value-type="float" office:value="22531" table:style-name="ce11">
            <text:p>22,531</text:p>
          </table:table-cell>
          <table:table-cell office:value-type="float" office:value="11626" table:style-name="ce11">
            <text:p>11,626</text:p>
          </table:table-cell>
          <table:table-cell office:value-type="float" office:value="10905" table:style-name="ce10">
            <text:p>10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45" table:style-name="ce53">
            <text:p>7,845</text:p>
          </table:table-cell>
          <table:table-cell office:value-type="float" office:value="21544" table:style-name="ce11">
            <text:p>21,544</text:p>
          </table:table-cell>
          <table:table-cell office:value-type="float" office:value="11002" table:style-name="ce11">
            <text:p>11,002</text:p>
          </table:table-cell>
          <table:table-cell office:value-type="float" office:value="10542" table:style-name="ce10">
            <text:p>10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8" table:style-name="ce53">
            <text:p>3,898</text:p>
          </table:table-cell>
          <table:table-cell office:value-type="float" office:value="9973" table:style-name="ce11">
            <text:p>9,973</text:p>
          </table:table-cell>
          <table:table-cell office:value-type="float" office:value="5334" table:style-name="ce11">
            <text:p>5,334</text:p>
          </table:table-cell>
          <table:table-cell office:value-type="float" office:value="4639" table:style-name="ce10">
            <text:p>4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495" table:style-name="ce53">
            <text:p>20,495</text:p>
          </table:table-cell>
          <table:table-cell office:value-type="float" office:value="59540" table:style-name="ce11">
            <text:p>59,540</text:p>
          </table:table-cell>
          <table:table-cell office:value-type="float" office:value="29533" table:style-name="ce11">
            <text:p>29,533</text:p>
          </table:table-cell>
          <table:table-cell office:value-type="float" office:value="30007" table:style-name="ce10">
            <text:p>30,0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2" table:style-name="ce53">
            <text:p>9,662</text:p>
          </table:table-cell>
          <table:table-cell office:value-type="float" office:value="26530" table:style-name="ce11">
            <text:p>26,530</text:p>
          </table:table-cell>
          <table:table-cell office:value-type="float" office:value="13559" table:style-name="ce11">
            <text:p>13,559</text:p>
          </table:table-cell>
          <table:table-cell office:value-type="float" office:value="12971" table:style-name="ce10">
            <text:p>12,9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33" table:style-name="ce53">
            <text:p>8,133</text:p>
          </table:table-cell>
          <table:table-cell office:value-type="float" office:value="24930" table:style-name="ce11">
            <text:p>24,930</text:p>
          </table:table-cell>
          <table:table-cell office:value-type="float" office:value="12626" table:style-name="ce11">
            <text:p>12,626</text:p>
          </table:table-cell>
          <table:table-cell office:value-type="float" office:value="12304" table:style-name="ce10">
            <text:p>12,3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5" table:style-name="ce53">
            <text:p>8,055</text:p>
          </table:table-cell>
          <table:table-cell office:value-type="float" office:value="23236" table:style-name="ce11">
            <text:p>23,236</text:p>
          </table:table-cell>
          <table:table-cell office:value-type="float" office:value="12029" table:style-name="ce11">
            <text:p>12,029</text:p>
          </table:table-cell>
          <table:table-cell office:value-type="float" office:value="11207" table:style-name="ce10">
            <text:p>11,2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98" table:style-name="ce53">
            <text:p>7,298</text:p>
          </table:table-cell>
          <table:table-cell office:value-type="float" office:value="20144" table:style-name="ce11">
            <text:p>20,144</text:p>
          </table:table-cell>
          <table:table-cell office:value-type="float" office:value="10267" table:style-name="ce11">
            <text:p>10,267</text:p>
          </table:table-cell>
          <table:table-cell office:value-type="float" office:value="9877" table:style-name="ce10">
            <text:p>9,8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95" table:style-name="ce53">
            <text:p>4,295</text:p>
          </table:table-cell>
          <table:table-cell office:value-type="float" office:value="11404" table:style-name="ce11">
            <text:p>11,404</text:p>
          </table:table-cell>
          <table:table-cell office:value-type="float" office:value="5783" table:style-name="ce11">
            <text:p>5,783</text:p>
          </table:table-cell>
          <table:table-cell office:value-type="float" office:value="5621" table:style-name="ce10">
            <text:p>5,6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06" table:style-name="ce53">
            <text:p>14,306</text:p>
          </table:table-cell>
          <table:table-cell office:value-type="float" office:value="43798" table:style-name="ce11">
            <text:p>43,798</text:p>
          </table:table-cell>
          <table:table-cell office:value-type="float" office:value="22334" table:style-name="ce11">
            <text:p>22,334</text:p>
          </table:table-cell>
          <table:table-cell office:value-type="float" office:value="21464" table:style-name="ce10">
            <text:p>21,4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059" table:style-name="ce53">
            <text:p>17,059</text:p>
          </table:table-cell>
          <table:table-cell office:value-type="float" office:value="47346" table:style-name="ce11">
            <text:p>47,346</text:p>
          </table:table-cell>
          <table:table-cell office:value-type="float" office:value="23893" table:style-name="ce11">
            <text:p>23,893</text:p>
          </table:table-cell>
          <table:table-cell office:value-type="float" office:value="23453" table:style-name="ce10">
            <text:p>23,4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1861" table:style-name="ce53">
            <text:p>11,861</text:p>
          </table:table-cell>
          <table:table-cell office:value-type="float" office:value="36055" table:style-name="ce11">
            <text:p>36,055</text:p>
          </table:table-cell>
          <table:table-cell office:value-type="float" office:value="18130" table:style-name="ce11">
            <text:p>18,130</text:p>
          </table:table-cell>
          <table:table-cell office:value-type="float" office:value="17925" table:style-name="ce10">
            <text:p>17,9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27" table:style-name="ce53">
            <text:p>9,927</text:p>
          </table:table-cell>
          <table:table-cell office:value-type="float" office:value="30429" table:style-name="ce11">
            <text:p>30,429</text:p>
          </table:table-cell>
          <table:table-cell office:value-type="float" office:value="15621" table:style-name="ce11">
            <text:p>15,621</text:p>
          </table:table-cell>
          <table:table-cell office:value-type="float" office:value="14808" table:style-name="ce10">
            <text:p>14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3" table:style-name="ce53">
            <text:p>2,693</text:p>
          </table:table-cell>
          <table:table-cell office:value-type="float" office:value="7384" table:style-name="ce11">
            <text:p>7,384</text:p>
          </table:table-cell>
          <table:table-cell office:value-type="float" office:value="3870" table:style-name="ce11">
            <text:p>3,870</text:p>
          </table:table-cell>
          <table:table-cell office:value-type="float" office:value="3514" table:style-name="ce10">
            <text:p>3,5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15" table:style-name="ce53">
            <text:p>5,115</text:p>
          </table:table-cell>
          <table:table-cell office:value-type="float" office:value="14313" table:style-name="ce11">
            <text:p>14,313</text:p>
          </table:table-cell>
          <table:table-cell office:value-type="float" office:value="7431" table:style-name="ce11">
            <text:p>7,431</text:p>
          </table:table-cell>
          <table:table-cell office:value-type="float" office:value="6882" table:style-name="ce10">
            <text:p>6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8" table:style-name="ce53">
            <text:p>3,538</text:p>
          </table:table-cell>
          <table:table-cell office:value-type="float" office:value="9952" table:style-name="ce11">
            <text:p>9,952</text:p>
          </table:table-cell>
          <table:table-cell office:value-type="float" office:value="5275" table:style-name="ce11">
            <text:p>5,275</text:p>
          </table:table-cell>
          <table:table-cell office:value-type="float" office:value="4677" table:style-name="ce10">
            <text:p>4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0" table:style-name="ce53">
            <text:p>2,860</text:p>
          </table:table-cell>
          <table:table-cell office:value-type="float" office:value="8829" table:style-name="ce11">
            <text:p>8,829</text:p>
          </table:table-cell>
          <table:table-cell office:value-type="float" office:value="4779" table:style-name="ce11">
            <text:p>4,779</text:p>
          </table:table-cell>
          <table:table-cell office:value-type="float" office:value="4050" table:style-name="ce10">
            <text:p>4,0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3" table:style-name="ce53">
            <text:p>1,983</text:p>
          </table:table-cell>
          <table:table-cell office:value-type="float" office:value="5020" table:style-name="ce11">
            <text:p>5,020</text:p>
          </table:table-cell>
          <table:table-cell office:value-type="float" office:value="2806" table:style-name="ce11">
            <text:p>2,806</text:p>
          </table:table-cell>
          <table:table-cell office:value-type="float" office:value="2214" table:style-name="ce10">
            <text:p>2,2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115" table:style-name="ce53">
            <text:p>27,115</text:p>
          </table:table-cell>
          <table:table-cell office:value-type="float" office:value="74458" table:style-name="ce11">
            <text:p>74,458</text:p>
          </table:table-cell>
          <table:table-cell office:value-type="float" office:value="37862" table:style-name="ce11">
            <text:p>37,862</text:p>
          </table:table-cell>
          <table:table-cell office:value-type="float" office:value="36596" table:style-name="ce10">
            <text:p>36,5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391" table:style-name="ce53">
            <text:p>22,391</text:p>
          </table:table-cell>
          <table:table-cell office:value-type="float" office:value="68044" table:style-name="ce11">
            <text:p>68,044</text:p>
          </table:table-cell>
          <table:table-cell office:value-type="float" office:value="34575" table:style-name="ce11">
            <text:p>34,575</text:p>
          </table:table-cell>
          <table:table-cell office:value-type="float" office:value="33469" table:style-name="ce10">
            <text:p>33,4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34" table:style-name="ce53">
            <text:p>11,034</text:p>
          </table:table-cell>
          <table:table-cell office:value-type="float" office:value="34708" table:style-name="ce11">
            <text:p>34,708</text:p>
          </table:table-cell>
          <table:table-cell office:value-type="float" office:value="17912" table:style-name="ce11">
            <text:p>17,912</text:p>
          </table:table-cell>
          <table:table-cell office:value-type="float" office:value="16796" table:style-name="ce10">
            <text:p>16,7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8" table:style-name="ce53">
            <text:p>1,558</text:p>
          </table:table-cell>
          <table:table-cell office:value-type="float" office:value="4138" table:style-name="ce11">
            <text:p>4,138</text:p>
          </table:table-cell>
          <table:table-cell office:value-type="float" office:value="2238" table:style-name="ce11">
            <text:p>2,238</text:p>
          </table:table-cell>
          <table:table-cell office:value-type="float" office:value="1900" table:style-name="ce10">
            <text:p>1,9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199" table:style-name="ce53">
            <text:p>82,199</text:p>
          </table:table-cell>
          <table:table-cell office:value-type="float" office:value="231552" table:style-name="ce11">
            <text:p>231,552</text:p>
          </table:table-cell>
          <table:table-cell office:value-type="float" office:value="114308" table:style-name="ce11">
            <text:p>114,308</text:p>
          </table:table-cell>
          <table:table-cell office:value-type="float" office:value="117244" table:style-name="ce10">
            <text:p>117,2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722" table:style-name="ce53">
            <text:p>71,722</text:p>
          </table:table-cell>
          <table:table-cell office:value-type="float" office:value="188211" table:style-name="ce11">
            <text:p>188,211</text:p>
          </table:table-cell>
          <table:table-cell office:value-type="float" office:value="90436" table:style-name="ce11">
            <text:p>90,436</text:p>
          </table:table-cell>
          <table:table-cell office:value-type="float" office:value="97775" table:style-name="ce10">
            <text:p>97,7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094" table:style-name="ce53">
            <text:p>45,094</text:p>
          </table:table-cell>
          <table:table-cell office:value-type="float" office:value="125704" table:style-name="ce11">
            <text:p>125,704</text:p>
          </table:table-cell>
          <table:table-cell office:value-type="float" office:value="62405" table:style-name="ce11">
            <text:p>62,405</text:p>
          </table:table-cell>
          <table:table-cell office:value-type="float" office:value="63299" table:style-name="ce10">
            <text:p>63,2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176" table:style-name="ce53">
            <text:p>50,176</text:p>
          </table:table-cell>
          <table:table-cell office:value-type="float" office:value="132884" table:style-name="ce11">
            <text:p>132,884</text:p>
          </table:table-cell>
          <table:table-cell office:value-type="float" office:value="64781" table:style-name="ce11">
            <text:p>64,781</text:p>
          </table:table-cell>
          <table:table-cell office:value-type="float" office:value="68103" table:style-name="ce10">
            <text:p>68,1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1572" table:style-name="ce53">
            <text:p>61,572</text:p>
          </table:table-cell>
          <table:table-cell office:value-type="float" office:value="190556" table:style-name="ce11">
            <text:p>190,556</text:p>
          </table:table-cell>
          <table:table-cell office:value-type="float" office:value="96253" table:style-name="ce11">
            <text:p>96,253</text:p>
          </table:table-cell>
          <table:table-cell office:value-type="float" office:value="94303" table:style-name="ce10">
            <text:p>94,3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4961" table:style-name="ce53">
            <text:p>24,961</text:p>
          </table:table-cell>
          <table:table-cell office:value-type="float" office:value="65608" table:style-name="ce11">
            <text:p>65,608</text:p>
          </table:table-cell>
          <table:table-cell office:value-type="float" office:value="31182" table:style-name="ce11">
            <text:p>31,182</text:p>
          </table:table-cell>
          <table:table-cell office:value-type="float" office:value="34426" table:style-name="ce10">
            <text:p>34,4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620" table:style-name="ce54">
            <text:p>30,620</text:p>
          </table:table-cell>
          <table:table-cell office:value-type="float" office:value="76979" table:style-name="ce18">
            <text:p>76,979</text:p>
          </table:table-cell>
          <table:table-cell office:value-type="float" office:value="37438" table:style-name="ce18">
            <text:p>37,438</text:p>
          </table:table-cell>
          <table:table-cell office:value-type="float" office:value="39541" table:style-name="ce17">
            <text:p>39,54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77111" table:style-name="ce76">
            <text:p>1,077,111</text:p>
          </table:table-cell>
          <table:table-cell office:value-type="float" office:value="2778285" table:style-name="ce80">
            <text:p>2,778,285</text:p>
          </table:table-cell>
          <table:table-cell office:value-type="float" office:value="1379513" table:style-name="ce81">
            <text:p>1,379,513</text:p>
          </table:table-cell>
          <table:table-cell office:value-type="float" office:value="1398772" table:style-name="ce73">
            <text:p>1,398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97" table:style-name="ce9">
            <text:p>10,797</text:p>
          </table:table-cell>
          <table:table-cell office:value-type="float" office:value="24771" table:style-name="ce11">
            <text:p>24,771</text:p>
          </table:table-cell>
          <table:table-cell office:value-type="float" office:value="12295" table:style-name="ce9">
            <text:p>12,295</text:p>
          </table:table-cell>
          <table:table-cell office:value-type="float" office:value="12476" table:style-name="ce9">
            <text:p>12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6620" table:style-name="ce9">
            <text:p>56,620</text:p>
          </table:table-cell>
          <table:table-cell office:value-type="float" office:value="137314" table:style-name="ce11">
            <text:p>137,314</text:p>
          </table:table-cell>
          <table:table-cell office:value-type="float" office:value="66555" table:style-name="ce9">
            <text:p>66,555</text:p>
          </table:table-cell>
          <table:table-cell office:value-type="float" office:value="70759" table:style-name="ce9">
            <text:p>70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000" table:style-name="ce9">
            <text:p>78,000</text:p>
          </table:table-cell>
          <table:table-cell office:value-type="float" office:value="196744" table:style-name="ce11">
            <text:p>196,744</text:p>
          </table:table-cell>
          <table:table-cell office:value-type="float" office:value="94916" table:style-name="ce9">
            <text:p>94,916</text:p>
          </table:table-cell>
          <table:table-cell office:value-type="float" office:value="101828" table:style-name="ce9">
            <text:p>101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8270" table:style-name="ce9">
            <text:p>68,270</text:p>
          </table:table-cell>
          <table:table-cell office:value-type="float" office:value="181072" table:style-name="ce11">
            <text:p>181,072</text:p>
          </table:table-cell>
          <table:table-cell office:value-type="float" office:value="89157" table:style-name="ce9">
            <text:p>89,157</text:p>
          </table:table-cell>
          <table:table-cell office:value-type="float" office:value="91915" table:style-name="ce9">
            <text:p>91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5433" table:style-name="ce9">
            <text:p>135,433</text:p>
          </table:table-cell>
          <table:table-cell office:value-type="float" office:value="345251" table:style-name="ce11">
            <text:p>345,251</text:p>
          </table:table-cell>
          <table:table-cell office:value-type="float" office:value="167461" table:style-name="ce9">
            <text:p>167,461</text:p>
          </table:table-cell>
          <table:table-cell office:value-type="float" office:value="177790" table:style-name="ce9">
            <text:p>177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77" table:style-name="ce9">
            <text:p>22,677</text:p>
          </table:table-cell>
          <table:table-cell office:value-type="float" office:value="51707" table:style-name="ce11">
            <text:p>51,707</text:p>
          </table:table-cell>
          <table:table-cell office:value-type="float" office:value="24922" table:style-name="ce9">
            <text:p>24,922</text:p>
          </table:table-cell>
          <table:table-cell office:value-type="float" office:value="26785" table:style-name="ce9">
            <text:p>26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489" table:style-name="ce9">
            <text:p>12,489</text:p>
          </table:table-cell>
          <table:table-cell office:value-type="float" office:value="27196" table:style-name="ce11">
            <text:p>27,196</text:p>
          </table:table-cell>
          <table:table-cell office:value-type="float" office:value="13055" table:style-name="ce9">
            <text:p>13,055</text:p>
          </table:table-cell>
          <table:table-cell office:value-type="float" office:value="14141" table:style-name="ce9">
            <text:p>14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12" table:style-name="ce9">
            <text:p>72,212</text:p>
          </table:table-cell>
          <table:table-cell office:value-type="float" office:value="173605" table:style-name="ce11">
            <text:p>173,605</text:p>
          </table:table-cell>
          <table:table-cell office:value-type="float" office:value="83838" table:style-name="ce9">
            <text:p>83,838</text:p>
          </table:table-cell>
          <table:table-cell office:value-type="float" office:value="89767" table:style-name="ce9">
            <text:p>89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347" table:style-name="ce9">
            <text:p>78,347</text:p>
          </table:table-cell>
          <table:table-cell office:value-type="float" office:value="191701" table:style-name="ce11">
            <text:p>191,701</text:p>
          </table:table-cell>
          <table:table-cell office:value-type="float" office:value="94381" table:style-name="ce9">
            <text:p>94,381</text:p>
          </table:table-cell>
          <table:table-cell office:value-type="float" office:value="97320" table:style-name="ce9">
            <text:p>97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95" table:style-name="ce9">
            <text:p>11,095</text:p>
          </table:table-cell>
          <table:table-cell office:value-type="float" office:value="28939" table:style-name="ce11">
            <text:p>28,939</text:p>
          </table:table-cell>
          <table:table-cell office:value-type="float" office:value="14972" table:style-name="ce9">
            <text:p>14,972</text:p>
          </table:table-cell>
          <table:table-cell office:value-type="float" office:value="13967" table:style-name="ce9">
            <text:p>13,96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6854" table:style-name="ce9">
            <text:p>66,854</text:p>
          </table:table-cell>
          <table:table-cell office:value-type="float" office:value="156481" table:style-name="ce11">
            <text:p>156,481</text:p>
          </table:table-cell>
          <table:table-cell office:value-type="float" office:value="77880" table:style-name="ce9">
            <text:p>77,880</text:p>
          </table:table-cell>
          <table:table-cell office:value-type="float" office:value="78601" table:style-name="ce9">
            <text:p>78,6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002" table:style-name="ce9">
            <text:p>138,002</text:p>
          </table:table-cell>
          <table:table-cell office:value-type="float" office:value="357316" table:style-name="ce11">
            <text:p>357,316</text:p>
          </table:table-cell>
          <table:table-cell office:value-type="float" office:value="175560" table:style-name="ce9">
            <text:p>175,560</text:p>
          </table:table-cell>
          <table:table-cell office:value-type="float" office:value="181756" table:style-name="ce9">
            <text:p>181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653" table:style-name="ce9">
            <text:p>25,653</text:p>
          </table:table-cell>
          <table:table-cell office:value-type="float" office:value="70254" table:style-name="ce11">
            <text:p>70,254</text:p>
          </table:table-cell>
          <table:table-cell office:value-type="float" office:value="35622" table:style-name="ce9">
            <text:p>35,622</text:p>
          </table:table-cell>
          <table:table-cell office:value-type="float" office:value="34632" table:style-name="ce9">
            <text:p>34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608" table:style-name="ce9">
            <text:p>41,608</text:p>
          </table:table-cell>
          <table:table-cell office:value-type="float" office:value="111918" table:style-name="ce11">
            <text:p>111,918</text:p>
          </table:table-cell>
          <table:table-cell office:value-type="float" office:value="57446" table:style-name="ce9">
            <text:p>57,446</text:p>
          </table:table-cell>
          <table:table-cell office:value-type="float" office:value="54472" table:style-name="ce9">
            <text:p>54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470" table:style-name="ce9">
            <text:p>13,470</text:p>
          </table:table-cell>
          <table:table-cell office:value-type="float" office:value="43052" table:style-name="ce11">
            <text:p>43,052</text:p>
          </table:table-cell>
          <table:table-cell office:value-type="float" office:value="22115" table:style-name="ce9">
            <text:p>22,115</text:p>
          </table:table-cell>
          <table:table-cell office:value-type="float" office:value="20937" table:style-name="ce9">
            <text:p>20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755" table:style-name="ce9">
            <text:p>12,755</text:p>
          </table:table-cell>
          <table:table-cell office:value-type="float" office:value="34609" table:style-name="ce11">
            <text:p>34,609</text:p>
          </table:table-cell>
          <table:table-cell office:value-type="float" office:value="17570" table:style-name="ce9">
            <text:p>17,570</text:p>
          </table:table-cell>
          <table:table-cell office:value-type="float" office:value="17039" table:style-name="ce9">
            <text:p>17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1645" table:style-name="ce9">
            <text:p>31,645</text:p>
          </table:table-cell>
          <table:table-cell office:value-type="float" office:value="83452" table:style-name="ce11">
            <text:p>83,452</text:p>
          </table:table-cell>
          <table:table-cell office:value-type="float" office:value="42468" table:style-name="ce9">
            <text:p>42,468</text:p>
          </table:table-cell>
          <table:table-cell office:value-type="float" office:value="40984" table:style-name="ce9">
            <text:p>40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7886" table:style-name="ce9">
            <text:p>17,886</text:p>
          </table:table-cell>
          <table:table-cell office:value-type="float" office:value="44065" table:style-name="ce11">
            <text:p>44,065</text:p>
          </table:table-cell>
          <table:table-cell office:value-type="float" office:value="22427" table:style-name="ce9">
            <text:p>22,427</text:p>
          </table:table-cell>
          <table:table-cell office:value-type="float" office:value="21638" table:style-name="ce9">
            <text:p>21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732" table:style-name="ce9">
            <text:p>34,732</text:p>
          </table:table-cell>
          <table:table-cell office:value-type="float" office:value="97752" table:style-name="ce11">
            <text:p>97,752</text:p>
          </table:table-cell>
          <table:table-cell office:value-type="float" office:value="48551" table:style-name="ce9">
            <text:p>48,551</text:p>
          </table:table-cell>
          <table:table-cell office:value-type="float" office:value="49201" table:style-name="ce9">
            <text:p>49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335" table:style-name="ce9">
            <text:p>13,335</text:p>
          </table:table-cell>
          <table:table-cell office:value-type="float" office:value="37366" table:style-name="ce11">
            <text:p>37,366</text:p>
          </table:table-cell>
          <table:table-cell office:value-type="float" office:value="19022" table:style-name="ce9">
            <text:p>19,022</text:p>
          </table:table-cell>
          <table:table-cell office:value-type="float" office:value="18344" table:style-name="ce9">
            <text:p>18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35" table:style-name="ce9">
            <text:p>10,435</text:p>
          </table:table-cell>
          <table:table-cell office:value-type="float" office:value="30018" table:style-name="ce11">
            <text:p>30,018</text:p>
          </table:table-cell>
          <table:table-cell office:value-type="float" office:value="15899" table:style-name="ce9">
            <text:p>15,899</text:p>
          </table:table-cell>
          <table:table-cell office:value-type="float" office:value="14119" table:style-name="ce9">
            <text:p>14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31" table:style-name="ce9">
            <text:p>3,331</text:p>
          </table:table-cell>
          <table:table-cell office:value-type="float" office:value="7390" table:style-name="ce11">
            <text:p>7,390</text:p>
          </table:table-cell>
          <table:table-cell office:value-type="float" office:value="4102" table:style-name="ce9">
            <text:p>4,102</text:p>
          </table:table-cell>
          <table:table-cell office:value-type="float" office:value="3288" table:style-name="ce9">
            <text:p>3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78" table:style-name="ce9">
            <text:p>9,378</text:p>
          </table:table-cell>
          <table:table-cell office:value-type="float" office:value="29171" table:style-name="ce11">
            <text:p>29,171</text:p>
          </table:table-cell>
          <table:table-cell office:value-type="float" office:value="14722" table:style-name="ce9">
            <text:p>14,722</text:p>
          </table:table-cell>
          <table:table-cell office:value-type="float" office:value="14449" table:style-name="ce9">
            <text:p>14,4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01" table:style-name="ce9">
            <text:p>16,901</text:p>
          </table:table-cell>
          <table:table-cell office:value-type="float" office:value="53088" table:style-name="ce11">
            <text:p>53,088</text:p>
          </table:table-cell>
          <table:table-cell office:value-type="float" office:value="27114" table:style-name="ce9">
            <text:p>27,114</text:p>
          </table:table-cell>
          <table:table-cell office:value-type="float" office:value="25974" table:style-name="ce9">
            <text:p>25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652" table:style-name="ce9">
            <text:p>10,652</text:p>
          </table:table-cell>
          <table:table-cell office:value-type="float" office:value="29665" table:style-name="ce11">
            <text:p>29,665</text:p>
          </table:table-cell>
          <table:table-cell office:value-type="float" office:value="15123" table:style-name="ce9">
            <text:p>15,123</text:p>
          </table:table-cell>
          <table:table-cell office:value-type="float" office:value="14542" table:style-name="ce9">
            <text:p>14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66" table:style-name="ce9">
            <text:p>10,466</text:p>
          </table:table-cell>
          <table:table-cell office:value-type="float" office:value="30426" table:style-name="ce11">
            <text:p>30,426</text:p>
          </table:table-cell>
          <table:table-cell office:value-type="float" office:value="15696" table:style-name="ce9">
            <text:p>15,696</text:p>
          </table:table-cell>
          <table:table-cell office:value-type="float" office:value="14730" table:style-name="ce9">
            <text:p>14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28" table:style-name="ce9">
            <text:p>5,728</text:p>
          </table:table-cell>
          <table:table-cell office:value-type="float" office:value="14051" table:style-name="ce11">
            <text:p>14,051</text:p>
          </table:table-cell>
          <table:table-cell office:value-type="float" office:value="7072" table:style-name="ce9">
            <text:p>7,072</text:p>
          </table:table-cell>
          <table:table-cell office:value-type="float" office:value="6979" table:style-name="ce9">
            <text:p>6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77" table:style-name="ce9">
            <text:p>6,777</text:p>
          </table:table-cell>
          <table:table-cell office:value-type="float" office:value="19653" table:style-name="ce11">
            <text:p>19,653</text:p>
          </table:table-cell>
          <table:table-cell office:value-type="float" office:value="10132" table:style-name="ce9">
            <text:p>10,132</text:p>
          </table:table-cell>
          <table:table-cell office:value-type="float" office:value="9521" table:style-name="ce9">
            <text:p>9,5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61" table:style-name="ce9">
            <text:p>12,561</text:p>
          </table:table-cell>
          <table:table-cell office:value-type="float" office:value="36251" table:style-name="ce11">
            <text:p>36,251</text:p>
          </table:table-cell>
          <table:table-cell office:value-type="float" office:value="18716" table:style-name="ce9">
            <text:p>18,716</text:p>
          </table:table-cell>
          <table:table-cell office:value-type="float" office:value="17535" table:style-name="ce9">
            <text:p>17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04" table:style-name="ce9">
            <text:p>13,804</text:p>
          </table:table-cell>
          <table:table-cell office:value-type="float" office:value="37515" table:style-name="ce11">
            <text:p>37,515</text:p>
          </table:table-cell>
          <table:table-cell office:value-type="float" office:value="19437" table:style-name="ce9">
            <text:p>19,437</text:p>
          </table:table-cell>
          <table:table-cell office:value-type="float" office:value="18078" table:style-name="ce9">
            <text:p>18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13" table:style-name="ce9">
            <text:p>14,613</text:p>
          </table:table-cell>
          <table:table-cell office:value-type="float" office:value="40574" table:style-name="ce11">
            <text:p>40,574</text:p>
          </table:table-cell>
          <table:table-cell office:value-type="float" office:value="21281" table:style-name="ce9">
            <text:p>21,281</text:p>
          </table:table-cell>
          <table:table-cell office:value-type="float" office:value="19293" table:style-name="ce9">
            <text:p>19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79" table:style-name="ce9">
            <text:p>5,579</text:p>
          </table:table-cell>
          <table:table-cell office:value-type="float" office:value="13310" table:style-name="ce11">
            <text:p>13,310</text:p>
          </table:table-cell>
          <table:table-cell office:value-type="float" office:value="7164" table:style-name="ce9">
            <text:p>7,164</text:p>
          </table:table-cell>
          <table:table-cell office:value-type="float" office:value="6146" table:style-name="ce9">
            <text:p>6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57" table:style-name="ce9">
            <text:p>2,357</text:p>
          </table:table-cell>
          <table:table-cell office:value-type="float" office:value="6226" table:style-name="ce11">
            <text:p>6,226</text:p>
          </table:table-cell>
          <table:table-cell office:value-type="float" office:value="3315" table:style-name="ce9">
            <text:p>3,315</text:p>
          </table:table-cell>
          <table:table-cell office:value-type="float" office:value="2911" table:style-name="ce9">
            <text:p>2,91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6" table:style-name="ce9">
            <text:p>4,806</text:p>
          </table:table-cell>
          <table:table-cell office:value-type="float" office:value="12305" table:style-name="ce11">
            <text:p>12,305</text:p>
          </table:table-cell>
          <table:table-cell office:value-type="float" office:value="6729" table:style-name="ce9">
            <text:p>6,729</text:p>
          </table:table-cell>
          <table:table-cell office:value-type="float" office:value="5576" table:style-name="ce9">
            <text:p>5,57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084" table:style-name="ce9">
            <text:p>5,084</text:p>
          </table:table-cell>
          <table:table-cell office:value-type="float" office:value="14826" table:style-name="ce11">
            <text:p>14,826</text:p>
          </table:table-cell>
          <table:table-cell office:value-type="float" office:value="8034" table:style-name="ce9">
            <text:p>8,034</text:p>
          </table:table-cell>
          <table:table-cell office:value-type="float" office:value="6792" table:style-name="ce9">
            <text:p>6,79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2" table:style-name="ce9">
            <text:p>582</text:p>
          </table:table-cell>
          <table:table-cell office:value-type="float" office:value="1903" table:style-name="ce11">
            <text:p>1,903</text:p>
          </table:table-cell>
          <table:table-cell office:value-type="float" office:value="935" table:style-name="ce9">
            <text:p>935</text:p>
          </table:table-cell>
          <table:table-cell office:value-type="float" office:value="968" table:style-name="ce9">
            <text:p>96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4" table:style-name="ce9">
            <text:p>1,324</text:p>
          </table:table-cell>
          <table:table-cell office:value-type="float" office:value="4210" table:style-name="ce11">
            <text:p>4,210</text:p>
          </table:table-cell>
          <table:table-cell office:value-type="float" office:value="2208" table:style-name="ce9">
            <text:p>2,208</text:p>
          </table:table-cell>
          <table:table-cell office:value-type="float" office:value="2002" table:style-name="ce9">
            <text:p>2,002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3" table:style-name="ce16">
            <text:p>853</text:p>
          </table:table-cell>
          <table:table-cell office:value-type="float" office:value="3138" table:style-name="ce18">
            <text:p>3,138</text:p>
          </table:table-cell>
          <table:table-cell office:value-type="float" office:value="1621" table:style-name="ce16">
            <text:p>1,621</text:p>
          </table:table-cell>
          <table:table-cell office:value-type="float" office:value="1517" table:style-name="ce16">
            <text:p>1,51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5864" table:style-name="ce72">
            <text:p>165,864</text:p>
          </table:table-cell>
          <table:table-cell office:value-type="float" office:value="457746" table:style-name="ce80">
            <text:p>457,746</text:p>
          </table:table-cell>
          <table:table-cell office:value-type="float" office:value="231940" table:style-name="ce80">
            <text:p>231,940</text:p>
          </table:table-cell>
          <table:table-cell office:value-type="float" office:value="225806" table:style-name="ce74">
            <text:p>225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746" table:style-name="ce53">
            <text:p>35,746</text:p>
          </table:table-cell>
          <table:table-cell office:value-type="float" office:value="96023" table:style-name="ce11">
            <text:p>96,023</text:p>
          </table:table-cell>
          <table:table-cell office:value-type="float" office:value="46930" table:style-name="ce11">
            <text:p>46,930</text:p>
          </table:table-cell>
          <table:table-cell office:value-type="float" office:value="49093" table:style-name="ce10">
            <text:p>49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187" table:style-name="ce53">
            <text:p>26,187</text:p>
          </table:table-cell>
          <table:table-cell office:value-type="float" office:value="72514" table:style-name="ce11">
            <text:p>72,514</text:p>
          </table:table-cell>
          <table:table-cell office:value-type="float" office:value="34423" table:style-name="ce11">
            <text:p>34,423</text:p>
          </table:table-cell>
          <table:table-cell office:value-type="float" office:value="38091" table:style-name="ce10">
            <text:p>38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23" table:style-name="ce53">
            <text:p>14,123</text:p>
          </table:table-cell>
          <table:table-cell office:value-type="float" office:value="40584" table:style-name="ce11">
            <text:p>40,584</text:p>
          </table:table-cell>
          <table:table-cell office:value-type="float" office:value="20678" table:style-name="ce11">
            <text:p>20,678</text:p>
          </table:table-cell>
          <table:table-cell office:value-type="float" office:value="19906" table:style-name="ce10">
            <text:p>19,9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197" table:style-name="ce53">
            <text:p>10,197</text:p>
          </table:table-cell>
          <table:table-cell office:value-type="float" office:value="29764" table:style-name="ce11">
            <text:p>29,764</text:p>
          </table:table-cell>
          <table:table-cell office:value-type="float" office:value="15336" table:style-name="ce11">
            <text:p>15,336</text:p>
          </table:table-cell>
          <table:table-cell office:value-type="float" office:value="14428" table:style-name="ce10">
            <text:p>14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704" table:style-name="ce53">
            <text:p>13,704</text:p>
          </table:table-cell>
          <table:table-cell office:value-type="float" office:value="35855" table:style-name="ce11">
            <text:p>35,855</text:p>
          </table:table-cell>
          <table:table-cell office:value-type="float" office:value="18684" table:style-name="ce11">
            <text:p>18,684</text:p>
          </table:table-cell>
          <table:table-cell office:value-type="float" office:value="17171" table:style-name="ce10">
            <text:p>17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606" table:style-name="ce53">
            <text:p>8,606</text:p>
          </table:table-cell>
          <table:table-cell office:value-type="float" office:value="24264" table:style-name="ce11">
            <text:p>24,264</text:p>
          </table:table-cell>
          <table:table-cell office:value-type="float" office:value="12837" table:style-name="ce11">
            <text:p>12,837</text:p>
          </table:table-cell>
          <table:table-cell office:value-type="float" office:value="11427" table:style-name="ce10">
            <text:p>11,4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560" table:style-name="ce53">
            <text:p>11,560</text:p>
          </table:table-cell>
          <table:table-cell office:value-type="float" office:value="32281" table:style-name="ce11">
            <text:p>32,281</text:p>
          </table:table-cell>
          <table:table-cell office:value-type="float" office:value="17119" table:style-name="ce11">
            <text:p>17,119</text:p>
          </table:table-cell>
          <table:table-cell office:value-type="float" office:value="15162" table:style-name="ce10">
            <text:p>15,1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8963" table:style-name="ce53">
            <text:p>18,963</text:p>
          </table:table-cell>
          <table:table-cell office:value-type="float" office:value="53392" table:style-name="ce11">
            <text:p>53,392</text:p>
          </table:table-cell>
          <table:table-cell office:value-type="float" office:value="27442" table:style-name="ce11">
            <text:p>27,442</text:p>
          </table:table-cell>
          <table:table-cell office:value-type="float" office:value="25950" table:style-name="ce10">
            <text:p>25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576" table:style-name="ce53">
            <text:p>14,576</text:p>
          </table:table-cell>
          <table:table-cell office:value-type="float" office:value="39652" table:style-name="ce11">
            <text:p>39,652</text:p>
          </table:table-cell>
          <table:table-cell office:value-type="float" office:value="20540" table:style-name="ce11">
            <text:p>20,540</text:p>
          </table:table-cell>
          <table:table-cell office:value-type="float" office:value="19112" table:style-name="ce10">
            <text:p>19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383" table:style-name="ce53">
            <text:p>8,383</text:p>
          </table:table-cell>
          <table:table-cell office:value-type="float" office:value="21417" table:style-name="ce11">
            <text:p>21,417</text:p>
          </table:table-cell>
          <table:table-cell office:value-type="float" office:value="11553" table:style-name="ce11">
            <text:p>11,553</text:p>
          </table:table-cell>
          <table:table-cell office:value-type="float" office:value="9864" table:style-name="ce10">
            <text:p>9,8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91" table:style-name="ce53">
            <text:p>1,891</text:p>
          </table:table-cell>
          <table:table-cell office:value-type="float" office:value="6068" table:style-name="ce11">
            <text:p>6,068</text:p>
          </table:table-cell>
          <table:table-cell office:value-type="float" office:value="3292" table:style-name="ce11">
            <text:p>3,292</text:p>
          </table:table-cell>
          <table:table-cell office:value-type="float" office:value="2776" table:style-name="ce10">
            <text:p>2,7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8" table:style-name="ce54">
            <text:p>1,928</text:p>
          </table:table-cell>
          <table:table-cell office:value-type="float" office:value="5932" table:style-name="ce18">
            <text:p>5,932</text:p>
          </table:table-cell>
          <table:table-cell office:value-type="float" office:value="3106" table:style-name="ce18">
            <text:p>3,106</text:p>
          </table:table-cell>
          <table:table-cell office:value-type="float" office:value="2826" table:style-name="ce17">
            <text:p>2,82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5502" table:style-name="ce72">
            <text:p>185,502</text:p>
          </table:table-cell>
          <table:table-cell office:value-type="float" office:value="545204" table:style-name="ce80">
            <text:p>545,204</text:p>
          </table:table-cell>
          <table:table-cell office:value-type="float" office:value="278954" table:style-name="ce80">
            <text:p>278,954</text:p>
          </table:table-cell>
          <table:table-cell office:value-type="float" office:value="266250" table:style-name="ce74">
            <text:p>266,25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2026" table:style-name="ce53">
            <text:p>62,026</text:p>
          </table:table-cell>
          <table:table-cell office:value-type="float" office:value="174057" table:style-name="ce11">
            <text:p>174,057</text:p>
          </table:table-cell>
          <table:table-cell office:value-type="float" office:value="86708" table:style-name="ce11">
            <text:p>86,708</text:p>
          </table:table-cell>
          <table:table-cell office:value-type="float" office:value="87349" table:style-name="ce10">
            <text:p>87,34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10" table:style-name="ce53">
            <text:p>9,510</text:p>
          </table:table-cell>
          <table:table-cell office:value-type="float" office:value="29609" table:style-name="ce50">
            <text:p>29,609</text:p>
          </table:table-cell>
          <table:table-cell office:value-type="float" office:value="15850" table:style-name="ce11">
            <text:p>15,850</text:p>
          </table:table-cell>
          <table:table-cell office:value-type="float" office:value="13759" table:style-name="ce10">
            <text:p>13,75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667" table:style-name="ce53">
            <text:p>10,667</text:p>
          </table:table-cell>
          <table:table-cell office:value-type="float" office:value="33947" table:style-name="ce50">
            <text:p>33,947</text:p>
          </table:table-cell>
          <table:table-cell office:value-type="float" office:value="18089" table:style-name="ce11">
            <text:p>18,089</text:p>
          </table:table-cell>
          <table:table-cell office:value-type="float" office:value="15858" table:style-name="ce10">
            <text:p>15,85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270" table:style-name="ce53">
            <text:p>33,270</text:p>
          </table:table-cell>
          <table:table-cell office:value-type="float" office:value="96831" table:style-name="ce50">
            <text:p>96,831</text:p>
          </table:table-cell>
          <table:table-cell office:value-type="float" office:value="48701" table:style-name="ce11">
            <text:p>48,701</text:p>
          </table:table-cell>
          <table:table-cell office:value-type="float" office:value="48130" table:style-name="ce10">
            <text:p>48,13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004" table:style-name="ce53">
            <text:p>26,004</text:p>
          </table:table-cell>
          <table:table-cell office:value-type="float" office:value="77477" table:style-name="ce50">
            <text:p>77,477</text:p>
          </table:table-cell>
          <table:table-cell office:value-type="float" office:value="39300" table:style-name="ce11">
            <text:p>39,300</text:p>
          </table:table-cell>
          <table:table-cell office:value-type="float" office:value="38177" table:style-name="ce10">
            <text:p>38,17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4" table:style-name="ce53">
            <text:p>4,484</text:p>
          </table:table-cell>
          <table:table-cell office:value-type="float" office:value="13395" table:style-name="ce50">
            <text:p>13,395</text:p>
          </table:table-cell>
          <table:table-cell office:value-type="float" office:value="7257" table:style-name="ce11">
            <text:p>7,257</text:p>
          </table:table-cell>
          <table:table-cell office:value-type="float" office:value="6138" table:style-name="ce10">
            <text:p>6,13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7981" table:style-name="ce53">
            <text:p>17,981</text:p>
          </table:table-cell>
          <table:table-cell office:value-type="float" office:value="56325" table:style-name="ce50">
            <text:p>56,325</text:p>
          </table:table-cell>
          <table:table-cell office:value-type="float" office:value="28894" table:style-name="ce11">
            <text:p>28,894</text:p>
          </table:table-cell>
          <table:table-cell office:value-type="float" office:value="27431" table:style-name="ce10">
            <text:p>27,43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488" table:style-name="ce53">
            <text:p>6,488</text:p>
          </table:table-cell>
          <table:table-cell office:value-type="float" office:value="20181" table:style-name="ce50">
            <text:p>20,181</text:p>
          </table:table-cell>
          <table:table-cell office:value-type="float" office:value="10693" table:style-name="ce11">
            <text:p>10,693</text:p>
          </table:table-cell>
          <table:table-cell office:value-type="float" office:value="9488" table:style-name="ce10">
            <text:p>9,48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00" table:style-name="ce53">
            <text:p>5,300</text:p>
          </table:table-cell>
          <table:table-cell office:value-type="float" office:value="14326" table:style-name="ce50">
            <text:p>14,326</text:p>
          </table:table-cell>
          <table:table-cell office:value-type="float" office:value="7749" table:style-name="ce11">
            <text:p>7,749</text:p>
          </table:table-cell>
          <table:table-cell office:value-type="float" office:value="6577" table:style-name="ce10">
            <text:p>6,57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19" table:style-name="ce53">
            <text:p>3,119</text:p>
          </table:table-cell>
          <table:table-cell office:value-type="float" office:value="9582" table:style-name="ce50">
            <text:p>9,582</text:p>
          </table:table-cell>
          <table:table-cell office:value-type="float" office:value="5191" table:style-name="ce11">
            <text:p>5,191</text:p>
          </table:table-cell>
          <table:table-cell office:value-type="float" office:value="4391" table:style-name="ce10">
            <text:p>4,39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8" table:style-name="ce53">
            <text:p>2,078</text:p>
          </table:table-cell>
          <table:table-cell office:value-type="float" office:value="5611" table:style-name="ce50">
            <text:p>5,611</text:p>
          </table:table-cell>
          <table:table-cell office:value-type="float" office:value="3104" table:style-name="ce11">
            <text:p>3,104</text:p>
          </table:table-cell>
          <table:table-cell office:value-type="float" office:value="2507" table:style-name="ce10">
            <text:p>2,507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4" table:style-name="ce53">
            <text:p>2,844</text:p>
          </table:table-cell>
          <table:table-cell office:value-type="float" office:value="9312" table:style-name="ce50">
            <text:p>9,312</text:p>
          </table:table-cell>
          <table:table-cell office:value-type="float" office:value="4946" table:style-name="ce11">
            <text:p>4,946</text:p>
          </table:table-cell>
          <table:table-cell office:value-type="float" office:value="4366" table:style-name="ce10">
            <text:p>4,366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31" table:style-name="ce54">
            <text:p>1,731</text:p>
          </table:table-cell>
          <table:table-cell office:value-type="float" office:value="4551" table:style-name="ce52">
            <text:p>4,551</text:p>
          </table:table-cell>
          <table:table-cell office:value-type="float" office:value="2472" table:style-name="ce18">
            <text:p>2,472</text:p>
          </table:table-cell>
          <table:table-cell office:value-type="float" office:value="2079" table:style-name="ce17">
            <text:p>2,07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4894" table:style-name="ce72">
            <text:p>184,894</text:p>
          </table:table-cell>
          <table:table-cell office:value-type="float" office:value="561138" table:style-name="ce80">
            <text:p>561,138</text:p>
          </table:table-cell>
          <table:table-cell office:value-type="float" office:value="289301" table:style-name="ce80">
            <text:p>289,301</text:p>
          </table:table-cell>
          <table:table-cell office:value-type="float" office:value="271837" table:style-name="ce74">
            <text:p>271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0830" table:style-name="ce53">
            <text:p>30,830</text:p>
          </table:table-cell>
          <table:table-cell office:value-type="float" office:value="90184" table:style-name="ce11">
            <text:p>90,184</text:p>
          </table:table-cell>
          <table:table-cell office:value-type="float" office:value="45045" table:style-name="ce11">
            <text:p>45,045</text:p>
          </table:table-cell>
          <table:table-cell office:value-type="float" office:value="45139" table:style-name="ce10">
            <text:p>45,139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677" table:style-name="ce53">
            <text:p>33,677</text:p>
          </table:table-cell>
          <table:table-cell office:value-type="float" office:value="103095" table:style-name="ce11">
            <text:p>103,095</text:p>
          </table:table-cell>
          <table:table-cell office:value-type="float" office:value="52029" table:style-name="ce11">
            <text:p>52,029</text:p>
          </table:table-cell>
          <table:table-cell office:value-type="float" office:value="51066" table:style-name="ce10">
            <text:p>51,06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492" table:style-name="ce53">
            <text:p>14,492</text:p>
          </table:table-cell>
          <table:table-cell office:value-type="float" office:value="47402" table:style-name="ce11">
            <text:p>47,402</text:p>
          </table:table-cell>
          <table:table-cell office:value-type="float" office:value="24640" table:style-name="ce11">
            <text:p>24,640</text:p>
          </table:table-cell>
          <table:table-cell office:value-type="float" office:value="22762" table:style-name="ce10">
            <text:p>22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2" table:style-name="ce53">
            <text:p>11,532</text:p>
          </table:table-cell>
          <table:table-cell office:value-type="float" office:value="35739" table:style-name="ce11">
            <text:p>35,739</text:p>
          </table:table-cell>
          <table:table-cell office:value-type="float" office:value="18867" table:style-name="ce11">
            <text:p>18,867</text:p>
          </table:table-cell>
          <table:table-cell office:value-type="float" office:value="16872" table:style-name="ce10">
            <text:p>16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203" table:style-name="ce53">
            <text:p>28,203</text:p>
          </table:table-cell>
          <table:table-cell office:value-type="float" office:value="84837" table:style-name="ce11">
            <text:p>84,837</text:p>
          </table:table-cell>
          <table:table-cell office:value-type="float" office:value="42784" table:style-name="ce11">
            <text:p>42,784</text:p>
          </table:table-cell>
          <table:table-cell office:value-type="float" office:value="42053" table:style-name="ce10">
            <text:p>42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44" table:style-name="ce53">
            <text:p>11,844</text:p>
          </table:table-cell>
          <table:table-cell office:value-type="float" office:value="37468" table:style-name="ce11">
            <text:p>37,468</text:p>
          </table:table-cell>
          <table:table-cell office:value-type="float" office:value="19769" table:style-name="ce11">
            <text:p>19,769</text:p>
          </table:table-cell>
          <table:table-cell office:value-type="float" office:value="17699" table:style-name="ce10">
            <text:p>17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94" table:style-name="ce53">
            <text:p>6,094</text:p>
          </table:table-cell>
          <table:table-cell office:value-type="float" office:value="17770" table:style-name="ce11">
            <text:p>17,770</text:p>
          </table:table-cell>
          <table:table-cell office:value-type="float" office:value="9282" table:style-name="ce11">
            <text:p>9,282</text:p>
          </table:table-cell>
          <table:table-cell office:value-type="float" office:value="8488" table:style-name="ce10">
            <text:p>8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9" table:style-name="ce53">
            <text:p>5,409</text:p>
          </table:table-cell>
          <table:table-cell office:value-type="float" office:value="15176" table:style-name="ce11">
            <text:p>15,176</text:p>
          </table:table-cell>
          <table:table-cell office:value-type="float" office:value="8049" table:style-name="ce11">
            <text:p>8,049</text:p>
          </table:table-cell>
          <table:table-cell office:value-type="float" office:value="7127" table:style-name="ce10">
            <text:p>7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33" table:style-name="ce53">
            <text:p>10,633</text:p>
          </table:table-cell>
          <table:table-cell office:value-type="float" office:value="34373" table:style-name="ce11">
            <text:p>34,373</text:p>
          </table:table-cell>
          <table:table-cell office:value-type="float" office:value="17910" table:style-name="ce11">
            <text:p>17,910</text:p>
          </table:table-cell>
          <table:table-cell office:value-type="float" office:value="16463" table:style-name="ce10">
            <text:p>16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40" table:style-name="ce53">
            <text:p>6,140</text:p>
          </table:table-cell>
          <table:table-cell office:value-type="float" office:value="18569" table:style-name="ce11">
            <text:p>18,569</text:p>
          </table:table-cell>
          <table:table-cell office:value-type="float" office:value="9836" table:style-name="ce11">
            <text:p>9,836</text:p>
          </table:table-cell>
          <table:table-cell office:value-type="float" office:value="8733" table:style-name="ce10">
            <text:p>8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6" table:style-name="ce53">
            <text:p>3,956</text:p>
          </table:table-cell>
          <table:table-cell office:value-type="float" office:value="10444" table:style-name="ce11">
            <text:p>10,444</text:p>
          </table:table-cell>
          <table:table-cell office:value-type="float" office:value="5755" table:style-name="ce11">
            <text:p>5,755</text:p>
          </table:table-cell>
          <table:table-cell office:value-type="float" office:value="4689" table:style-name="ce10">
            <text:p>4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1" table:style-name="ce53">
            <text:p>3,651</text:p>
          </table:table-cell>
          <table:table-cell office:value-type="float" office:value="11153" table:style-name="ce11">
            <text:p>11,153</text:p>
          </table:table-cell>
          <table:table-cell office:value-type="float" office:value="5894" table:style-name="ce11">
            <text:p>5,894</text:p>
          </table:table-cell>
          <table:table-cell office:value-type="float" office:value="5259" table:style-name="ce10">
            <text:p>5,2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9" table:style-name="ce53">
            <text:p>5,549</text:p>
          </table:table-cell>
          <table:table-cell office:value-type="float" office:value="16932" table:style-name="ce11">
            <text:p>16,932</text:p>
          </table:table-cell>
          <table:table-cell office:value-type="float" office:value="8897" table:style-name="ce11">
            <text:p>8,897</text:p>
          </table:table-cell>
          <table:table-cell office:value-type="float" office:value="8035" table:style-name="ce10">
            <text:p>8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6" table:style-name="ce53">
            <text:p>2,666</text:p>
          </table:table-cell>
          <table:table-cell office:value-type="float" office:value="7350" table:style-name="ce11">
            <text:p>7,350</text:p>
          </table:table-cell>
          <table:table-cell office:value-type="float" office:value="4081" table:style-name="ce11">
            <text:p>4,081</text:p>
          </table:table-cell>
          <table:table-cell office:value-type="float" office:value="3269" table:style-name="ce10">
            <text:p>3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20" table:style-name="ce53">
            <text:p>4,120</text:p>
          </table:table-cell>
          <table:table-cell office:value-type="float" office:value="13231" table:style-name="ce11">
            <text:p>13,231</text:p>
          </table:table-cell>
          <table:table-cell office:value-type="float" office:value="6955" table:style-name="ce11">
            <text:p>6,955</text:p>
          </table:table-cell>
          <table:table-cell office:value-type="float" office:value="6276" table:style-name="ce10">
            <text:p>6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14" table:style-name="ce53">
            <text:p>2,414</text:p>
          </table:table-cell>
          <table:table-cell office:value-type="float" office:value="6930" table:style-name="ce11">
            <text:p>6,930</text:p>
          </table:table-cell>
          <table:table-cell office:value-type="float" office:value="3793" table:style-name="ce11">
            <text:p>3,793</text:p>
          </table:table-cell>
          <table:table-cell office:value-type="float" office:value="3137" table:style-name="ce10">
            <text:p>3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2" table:style-name="ce53">
            <text:p>1,722</text:p>
          </table:table-cell>
          <table:table-cell office:value-type="float" office:value="4532" table:style-name="ce11">
            <text:p>4,532</text:p>
          </table:table-cell>
          <table:table-cell office:value-type="float" office:value="2537" table:style-name="ce11">
            <text:p>2,537</text:p>
          </table:table-cell>
          <table:table-cell office:value-type="float" office:value="1995" table:style-name="ce10">
            <text:p>1,99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62" table:style-name="ce54">
            <text:p>1,962</text:p>
          </table:table-cell>
          <table:table-cell office:value-type="float" office:value="5953" table:style-name="ce18">
            <text:p>5,953</text:p>
          </table:table-cell>
          <table:table-cell office:value-type="float" office:value="3178" table:style-name="ce18">
            <text:p>3,178</text:p>
          </table:table-cell>
          <table:table-cell office:value-type="float" office:value="2775" table:style-name="ce17">
            <text:p>2,77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3238" table:style-name="ce72">
            <text:p>383,238</text:p>
          </table:table-cell>
          <table:table-cell office:value-type="float" office:value="1288970" table:style-name="ce80">
            <text:p>1,288,970</text:p>
          </table:table-cell>
          <table:table-cell office:value-type="float" office:value="657814" table:style-name="ce80">
            <text:p>657,814</text:p>
          </table:table-cell>
          <table:table-cell office:value-type="float" office:value="631156" table:style-name="ce74">
            <text:p>631,1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749" table:style-name="ce53">
            <text:p>75,749</text:p>
          </table:table-cell>
          <table:table-cell office:value-type="float" office:value="235089" table:style-name="ce11">
            <text:p>235,089</text:p>
          </table:table-cell>
          <table:table-cell office:value-type="float" office:value="116282" table:style-name="ce11">
            <text:p>116,282</text:p>
          </table:table-cell>
          <table:table-cell office:value-type="float" office:value="118807" table:style-name="ce10">
            <text:p>118,8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826" table:style-name="ce53">
            <text:p>38,826</text:p>
          </table:table-cell>
          <table:table-cell office:value-type="float" office:value="125119" table:style-name="ce11">
            <text:p>125,119</text:p>
          </table:table-cell>
          <table:table-cell office:value-type="float" office:value="62259" table:style-name="ce11">
            <text:p>62,259</text:p>
          </table:table-cell>
          <table:table-cell office:value-type="float" office:value="62860" table:style-name="ce10">
            <text:p>62,860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217" table:style-name="ce53">
            <text:p>24,217</text:p>
          </table:table-cell>
          <table:table-cell office:value-type="float" office:value="86707" table:style-name="ce11">
            <text:p>86,707</text:p>
          </table:table-cell>
          <table:table-cell office:value-type="float" office:value="44117" table:style-name="ce11">
            <text:p>44,117</text:p>
          </table:table-cell>
          <table:table-cell office:value-type="float" office:value="42590" table:style-name="ce10">
            <text:p>42,5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428" table:style-name="ce53">
            <text:p>26,428</text:p>
          </table:table-cell>
          <table:table-cell office:value-type="float" office:value="91287" table:style-name="ce11">
            <text:p>91,287</text:p>
          </table:table-cell>
          <table:table-cell office:value-type="float" office:value="46526" table:style-name="ce11">
            <text:p>46,526</text:p>
          </table:table-cell>
          <table:table-cell office:value-type="float" office:value="44761" table:style-name="ce10">
            <text:p>44,7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57" table:style-name="ce53">
            <text:p>10,557</text:p>
          </table:table-cell>
          <table:table-cell office:value-type="float" office:value="33281" table:style-name="ce11">
            <text:p>33,281</text:p>
          </table:table-cell>
          <table:table-cell office:value-type="float" office:value="16773" table:style-name="ce11">
            <text:p>16,773</text:p>
          </table:table-cell>
          <table:table-cell office:value-type="float" office:value="16508" table:style-name="ce10">
            <text:p>16,5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155" table:style-name="ce53">
            <text:p>16,155</text:p>
          </table:table-cell>
          <table:table-cell office:value-type="float" office:value="55745" table:style-name="ce11">
            <text:p>55,745</text:p>
          </table:table-cell>
          <table:table-cell office:value-type="float" office:value="28347" table:style-name="ce11">
            <text:p>28,347</text:p>
          </table:table-cell>
          <table:table-cell office:value-type="float" office:value="27398" table:style-name="ce10">
            <text:p>27,3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64" table:style-name="ce53">
            <text:p>13,064</text:p>
          </table:table-cell>
          <table:table-cell office:value-type="float" office:value="42320" table:style-name="ce11">
            <text:p>42,320</text:p>
          </table:table-cell>
          <table:table-cell office:value-type="float" office:value="21872" table:style-name="ce11">
            <text:p>21,872</text:p>
          </table:table-cell>
          <table:table-cell office:value-type="float" office:value="20448" table:style-name="ce10">
            <text:p>20,4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31" table:style-name="ce53">
            <text:p>14,931</text:p>
          </table:table-cell>
          <table:table-cell office:value-type="float" office:value="51722" table:style-name="ce11">
            <text:p>51,722</text:p>
          </table:table-cell>
          <table:table-cell office:value-type="float" office:value="26646" table:style-name="ce11">
            <text:p>26,646</text:p>
          </table:table-cell>
          <table:table-cell office:value-type="float" office:value="25076" table:style-name="ce10">
            <text:p>25,0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46" table:style-name="ce53">
            <text:p>4,346</text:p>
          </table:table-cell>
          <table:table-cell office:value-type="float" office:value="17011" table:style-name="ce11">
            <text:p>17,011</text:p>
          </table:table-cell>
          <table:table-cell office:value-type="float" office:value="8793" table:style-name="ce11">
            <text:p>8,793</text:p>
          </table:table-cell>
          <table:table-cell office:value-type="float" office:value="8218" table:style-name="ce10">
            <text:p>8,2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725" table:style-name="ce53">
            <text:p>9,725</text:p>
          </table:table-cell>
          <table:table-cell office:value-type="float" office:value="36579" table:style-name="ce11">
            <text:p>36,579</text:p>
          </table:table-cell>
          <table:table-cell office:value-type="float" office:value="18668" table:style-name="ce11">
            <text:p>18,668</text:p>
          </table:table-cell>
          <table:table-cell office:value-type="float" office:value="17911" table:style-name="ce10">
            <text:p>17,9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597" table:style-name="ce53">
            <text:p>12,597</text:p>
          </table:table-cell>
          <table:table-cell office:value-type="float" office:value="47445" table:style-name="ce11">
            <text:p>47,445</text:p>
          </table:table-cell>
          <table:table-cell office:value-type="float" office:value="24714" table:style-name="ce11">
            <text:p>24,714</text:p>
          </table:table-cell>
          <table:table-cell office:value-type="float" office:value="22731" table:style-name="ce10">
            <text:p>22,7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572" table:style-name="ce53">
            <text:p>10,572</text:p>
          </table:table-cell>
          <table:table-cell office:value-type="float" office:value="39379" table:style-name="ce11">
            <text:p>39,379</text:p>
          </table:table-cell>
          <table:table-cell office:value-type="float" office:value="20322" table:style-name="ce11">
            <text:p>20,322</text:p>
          </table:table-cell>
          <table:table-cell office:value-type="float" office:value="19057" table:style-name="ce10">
            <text:p>19,0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3906" table:style-name="ce53">
            <text:p>13,906</text:p>
          </table:table-cell>
          <table:table-cell office:value-type="float" office:value="46101" table:style-name="ce11">
            <text:p>46,101</text:p>
          </table:table-cell>
          <table:table-cell office:value-type="float" office:value="23695" table:style-name="ce11">
            <text:p>23,695</text:p>
          </table:table-cell>
          <table:table-cell office:value-type="float" office:value="22406" table:style-name="ce10">
            <text:p>22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5" table:style-name="ce53">
            <text:p>6,845</text:p>
          </table:table-cell>
          <table:table-cell office:value-type="float" office:value="23932" table:style-name="ce11">
            <text:p>23,932</text:p>
          </table:table-cell>
          <table:table-cell office:value-type="float" office:value="12593" table:style-name="ce11">
            <text:p>12,593</text:p>
          </table:table-cell>
          <table:table-cell office:value-type="float" office:value="11339" table:style-name="ce10">
            <text:p>11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0965" table:style-name="ce53">
            <text:p>10,965</text:p>
          </table:table-cell>
          <table:table-cell office:value-type="float" office:value="36688" table:style-name="ce11">
            <text:p>36,688</text:p>
          </table:table-cell>
          <table:table-cell office:value-type="float" office:value="18995" table:style-name="ce11">
            <text:p>18,995</text:p>
          </table:table-cell>
          <table:table-cell office:value-type="float" office:value="17693" table:style-name="ce10">
            <text:p>17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29" table:style-name="ce53">
            <text:p>9,029</text:p>
          </table:table-cell>
          <table:table-cell office:value-type="float" office:value="32907" table:style-name="ce11">
            <text:p>32,907</text:p>
          </table:table-cell>
          <table:table-cell office:value-type="float" office:value="17268" table:style-name="ce11">
            <text:p>17,268</text:p>
          </table:table-cell>
          <table:table-cell office:value-type="float" office:value="15639" table:style-name="ce10">
            <text:p>15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24" table:style-name="ce53">
            <text:p>10,424</text:p>
          </table:table-cell>
          <table:table-cell office:value-type="float" office:value="34767" table:style-name="ce11">
            <text:p>34,767</text:p>
          </table:table-cell>
          <table:table-cell office:value-type="float" office:value="17917" table:style-name="ce11">
            <text:p>17,917</text:p>
          </table:table-cell>
          <table:table-cell office:value-type="float" office:value="16850" table:style-name="ce10">
            <text:p>16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888" table:style-name="ce53">
            <text:p>10,888</text:p>
          </table:table-cell>
          <table:table-cell office:value-type="float" office:value="37921" table:style-name="ce11">
            <text:p>37,921</text:p>
          </table:table-cell>
          <table:table-cell office:value-type="float" office:value="19678" table:style-name="ce11">
            <text:p>19,678</text:p>
          </table:table-cell>
          <table:table-cell office:value-type="float" office:value="18243" table:style-name="ce10">
            <text:p>18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10" table:style-name="ce53">
            <text:p>12,810</text:p>
          </table:table-cell>
          <table:table-cell office:value-type="float" office:value="43378" table:style-name="ce11">
            <text:p>43,378</text:p>
          </table:table-cell>
          <table:table-cell office:value-type="float" office:value="22257" table:style-name="ce11">
            <text:p>22,257</text:p>
          </table:table-cell>
          <table:table-cell office:value-type="float" office:value="21121" table:style-name="ce10">
            <text:p>21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31" table:style-name="ce53">
            <text:p>5,331</text:p>
          </table:table-cell>
          <table:table-cell office:value-type="float" office:value="15592" table:style-name="ce11">
            <text:p>15,592</text:p>
          </table:table-cell>
          <table:table-cell office:value-type="float" office:value="8178" table:style-name="ce11">
            <text:p>8,178</text:p>
          </table:table-cell>
          <table:table-cell office:value-type="float" office:value="7414" table:style-name="ce10">
            <text:p>7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02" table:style-name="ce53">
            <text:p>7,902</text:p>
          </table:table-cell>
          <table:table-cell office:value-type="float" office:value="27625" table:style-name="ce11">
            <text:p>27,625</text:p>
          </table:table-cell>
          <table:table-cell office:value-type="float" office:value="14269" table:style-name="ce11">
            <text:p>14,269</text:p>
          </table:table-cell>
          <table:table-cell office:value-type="float" office:value="13356" table:style-name="ce10">
            <text:p>13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8972" table:style-name="ce53">
            <text:p>8,972</text:p>
          </table:table-cell>
          <table:table-cell office:value-type="float" office:value="30821" table:style-name="ce11">
            <text:p>30,821</text:p>
          </table:table-cell>
          <table:table-cell office:value-type="float" office:value="16022" table:style-name="ce11">
            <text:p>16,022</text:p>
          </table:table-cell>
          <table:table-cell office:value-type="float" office:value="14799" table:style-name="ce10">
            <text:p>14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12" table:style-name="ce53">
            <text:p>10,112</text:p>
          </table:table-cell>
          <table:table-cell office:value-type="float" office:value="34134" table:style-name="ce11">
            <text:p>34,134</text:p>
          </table:table-cell>
          <table:table-cell office:value-type="float" office:value="18045" table:style-name="ce11">
            <text:p>18,045</text:p>
          </table:table-cell>
          <table:table-cell office:value-type="float" office:value="16089" table:style-name="ce10">
            <text:p>16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307" table:style-name="ce53">
            <text:p>5,307</text:p>
          </table:table-cell>
          <table:table-cell office:value-type="float" office:value="17388" table:style-name="ce11">
            <text:p>17,388</text:p>
          </table:table-cell>
          <table:table-cell office:value-type="float" office:value="9416" table:style-name="ce11">
            <text:p>9,416</text:p>
          </table:table-cell>
          <table:table-cell office:value-type="float" office:value="7972" table:style-name="ce10">
            <text:p>7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6" table:style-name="ce53">
            <text:p>4,626</text:p>
          </table:table-cell>
          <table:table-cell office:value-type="float" office:value="15544" table:style-name="ce11">
            <text:p>15,544</text:p>
          </table:table-cell>
          <table:table-cell office:value-type="float" office:value="8187" table:style-name="ce11">
            <text:p>8,187</text:p>
          </table:table-cell>
          <table:table-cell office:value-type="float" office:value="7357" table:style-name="ce10">
            <text:p>7,35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54" table:style-name="ce54">
            <text:p>8,954</text:p>
          </table:table-cell>
          <table:table-cell office:value-type="float" office:value="30488" table:style-name="ce18">
            <text:p>30,488</text:p>
          </table:table-cell>
          <table:table-cell office:value-type="float" office:value="15975" table:style-name="ce18">
            <text:p>15,975</text:p>
          </table:table-cell>
          <table:table-cell office:value-type="float" office:value="14513" table:style-name="ce17">
            <text:p>14,513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155" table:style-name="ce72">
            <text:p>177,155</text:p>
          </table:table-cell>
          <table:table-cell office:value-type="float" office:value="506966" table:style-name="ce80">
            <text:p>506,966</text:p>
          </table:table-cell>
          <table:table-cell office:value-type="float" office:value="259961" table:style-name="ce80">
            <text:p>259,961</text:p>
          </table:table-cell>
          <table:table-cell office:value-type="float" office:value="247005" table:style-name="ce74">
            <text:p>247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546" table:style-name="ce53">
            <text:p>34,546</text:p>
          </table:table-cell>
          <table:table-cell office:value-type="float" office:value="101314" table:style-name="ce11">
            <text:p>101,314</text:p>
          </table:table-cell>
          <table:table-cell office:value-type="float" office:value="50802" table:style-name="ce11">
            <text:p>50,802</text:p>
          </table:table-cell>
          <table:table-cell office:value-type="float" office:value="50512" table:style-name="ce10">
            <text:p>50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56" table:style-name="ce53">
            <text:p>28,956</text:p>
          </table:table-cell>
          <table:table-cell office:value-type="float" office:value="81892" table:style-name="ce11">
            <text:p>81,892</text:p>
          </table:table-cell>
          <table:table-cell office:value-type="float" office:value="41003" table:style-name="ce11">
            <text:p>41,003</text:p>
          </table:table-cell>
          <table:table-cell office:value-type="float" office:value="40889" table:style-name="ce10">
            <text:p>40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900" table:style-name="ce53">
            <text:p>32,900</text:p>
          </table:table-cell>
          <table:table-cell office:value-type="float" office:value="98652" table:style-name="ce11">
            <text:p>98,652</text:p>
          </table:table-cell>
          <table:table-cell office:value-type="float" office:value="49849" table:style-name="ce11">
            <text:p>49,849</text:p>
          </table:table-cell>
          <table:table-cell office:value-type="float" office:value="48803" table:style-name="ce10">
            <text:p>48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20" table:style-name="ce53">
            <text:p>20,020</text:p>
          </table:table-cell>
          <table:table-cell office:value-type="float" office:value="55758" table:style-name="ce11">
            <text:p>55,758</text:p>
          </table:table-cell>
          <table:table-cell office:value-type="float" office:value="28632" table:style-name="ce11">
            <text:p>28,632</text:p>
          </table:table-cell>
          <table:table-cell office:value-type="float" office:value="27126" table:style-name="ce10">
            <text:p>27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18" table:style-name="ce53">
            <text:p>4,318</text:p>
          </table:table-cell>
          <table:table-cell office:value-type="float" office:value="11098" table:style-name="ce11">
            <text:p>11,098</text:p>
          </table:table-cell>
          <table:table-cell office:value-type="float" office:value="5771" table:style-name="ce11">
            <text:p>5,771</text:p>
          </table:table-cell>
          <table:table-cell office:value-type="float" office:value="5327" table:style-name="ce10">
            <text:p>5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594" table:style-name="ce53">
            <text:p>12,594</text:p>
          </table:table-cell>
          <table:table-cell office:value-type="float" office:value="39348" table:style-name="ce11">
            <text:p>39,348</text:p>
          </table:table-cell>
          <table:table-cell office:value-type="float" office:value="20685" table:style-name="ce11">
            <text:p>20,685</text:p>
          </table:table-cell>
          <table:table-cell office:value-type="float" office:value="18663" table:style-name="ce10">
            <text:p>18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769" table:style-name="ce53">
            <text:p>7,769</text:p>
          </table:table-cell>
          <table:table-cell office:value-type="float" office:value="18056" table:style-name="ce11">
            <text:p>18,056</text:p>
          </table:table-cell>
          <table:table-cell office:value-type="float" office:value="9622" table:style-name="ce11">
            <text:p>9,622</text:p>
          </table:table-cell>
          <table:table-cell office:value-type="float" office:value="8434" table:style-name="ce10">
            <text:p>8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50" table:style-name="ce53">
            <text:p>5,650</text:p>
          </table:table-cell>
          <table:table-cell office:value-type="float" office:value="15208" table:style-name="ce11">
            <text:p>15,208</text:p>
          </table:table-cell>
          <table:table-cell office:value-type="float" office:value="8270" table:style-name="ce11">
            <text:p>8,270</text:p>
          </table:table-cell>
          <table:table-cell office:value-type="float" office:value="6938" table:style-name="ce10">
            <text:p>6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2" table:style-name="ce53">
            <text:p>5,752</text:p>
          </table:table-cell>
          <table:table-cell office:value-type="float" office:value="16244" table:style-name="ce11">
            <text:p>16,244</text:p>
          </table:table-cell>
          <table:table-cell office:value-type="float" office:value="8531" table:style-name="ce11">
            <text:p>8,531</text:p>
          </table:table-cell>
          <table:table-cell office:value-type="float" office:value="7713" table:style-name="ce10">
            <text:p>7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8" table:style-name="ce53">
            <text:p>7,308</text:p>
          </table:table-cell>
          <table:table-cell office:value-type="float" office:value="19165" table:style-name="ce11">
            <text:p>19,165</text:p>
          </table:table-cell>
          <table:table-cell office:value-type="float" office:value="10364" table:style-name="ce11">
            <text:p>10,364</text:p>
          </table:table-cell>
          <table:table-cell office:value-type="float" office:value="8801" table:style-name="ce10">
            <text:p>8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78" table:style-name="ce53">
            <text:p>7,178</text:p>
          </table:table-cell>
          <table:table-cell office:value-type="float" office:value="18121" table:style-name="ce11">
            <text:p>18,121</text:p>
          </table:table-cell>
          <table:table-cell office:value-type="float" office:value="9509" table:style-name="ce11">
            <text:p>9,509</text:p>
          </table:table-cell>
          <table:table-cell office:value-type="float" office:value="8612" table:style-name="ce10">
            <text:p>8,6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38" table:style-name="ce53">
            <text:p>5,238</text:p>
          </table:table-cell>
          <table:table-cell office:value-type="float" office:value="16448" table:style-name="ce11">
            <text:p>16,448</text:p>
          </table:table-cell>
          <table:table-cell office:value-type="float" office:value="8808" table:style-name="ce11">
            <text:p>8,808</text:p>
          </table:table-cell>
          <table:table-cell office:value-type="float" office:value="7640" table:style-name="ce10">
            <text:p>7,6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26" table:style-name="ce54">
            <text:p>4,926</text:p>
          </table:table-cell>
          <table:table-cell office:value-type="float" office:value="15662" table:style-name="ce18">
            <text:p>15,662</text:p>
          </table:table-cell>
          <table:table-cell office:value-type="float" office:value="8115" table:style-name="ce18">
            <text:p>8,115</text:p>
          </table:table-cell>
          <table:table-cell office:value-type="float" office:value="7547" table:style-name="ce17">
            <text:p>7,54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8871" table:style-name="ce72">
            <text:p>238,871</text:p>
          </table:table-cell>
          <table:table-cell office:value-type="float" office:value="696691" table:style-name="ce80">
            <text:p>696,691</text:p>
          </table:table-cell>
          <table:table-cell office:value-type="float" office:value="362117" table:style-name="ce80">
            <text:p>362,117</text:p>
          </table:table-cell>
          <table:table-cell office:value-type="float" office:value="334574" table:style-name="ce74">
            <text:p>334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693" table:style-name="ce53">
            <text:p>37,693</text:p>
          </table:table-cell>
          <table:table-cell office:value-type="float" office:value="108473" table:style-name="ce11">
            <text:p>108,473</text:p>
          </table:table-cell>
          <table:table-cell office:value-type="float" office:value="54129" table:style-name="ce11">
            <text:p>54,129</text:p>
          </table:table-cell>
          <table:table-cell office:value-type="float" office:value="54344" table:style-name="ce10">
            <text:p>54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792" table:style-name="ce53">
            <text:p>15,792</text:p>
          </table:table-cell>
          <table:table-cell office:value-type="float" office:value="45395" table:style-name="ce11">
            <text:p>45,395</text:p>
          </table:table-cell>
          <table:table-cell office:value-type="float" office:value="23063" table:style-name="ce11">
            <text:p>23,063</text:p>
          </table:table-cell>
          <table:table-cell office:value-type="float" office:value="22332" table:style-name="ce10">
            <text:p>22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520" table:style-name="ce53">
            <text:p>24,520</text:p>
          </table:table-cell>
          <table:table-cell office:value-type="float" office:value="70671" table:style-name="ce11">
            <text:p>70,671</text:p>
          </table:table-cell>
          <table:table-cell office:value-type="float" office:value="35830" table:style-name="ce11">
            <text:p>35,830</text:p>
          </table:table-cell>
          <table:table-cell office:value-type="float" office:value="34841" table:style-name="ce10">
            <text:p>34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51" table:style-name="ce53">
            <text:p>14,551</text:p>
          </table:table-cell>
          <table:table-cell office:value-type="float" office:value="46716" table:style-name="ce11">
            <text:p>46,716</text:p>
          </table:table-cell>
          <table:table-cell office:value-type="float" office:value="23671" table:style-name="ce11">
            <text:p>23,671</text:p>
          </table:table-cell>
          <table:table-cell office:value-type="float" office:value="23045" table:style-name="ce10">
            <text:p>23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282" table:style-name="ce53">
            <text:p>9,282</text:p>
          </table:table-cell>
          <table:table-cell office:value-type="float" office:value="29348" table:style-name="ce11">
            <text:p>29,348</text:p>
          </table:table-cell>
          <table:table-cell office:value-type="float" office:value="15340" table:style-name="ce11">
            <text:p>15,340</text:p>
          </table:table-cell>
          <table:table-cell office:value-type="float" office:value="14008" table:style-name="ce10">
            <text:p>14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891" table:style-name="ce53">
            <text:p>15,891</text:p>
          </table:table-cell>
          <table:table-cell office:value-type="float" office:value="40845" table:style-name="ce11">
            <text:p>40,845</text:p>
          </table:table-cell>
          <table:table-cell office:value-type="float" office:value="21185" table:style-name="ce11">
            <text:p>21,185</text:p>
          </table:table-cell>
          <table:table-cell office:value-type="float" office:value="19660" table:style-name="ce10">
            <text:p>19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40" table:style-name="ce53">
            <text:p>10,940</text:p>
          </table:table-cell>
          <table:table-cell office:value-type="float" office:value="32088" table:style-name="ce11">
            <text:p>32,088</text:p>
          </table:table-cell>
          <table:table-cell office:value-type="float" office:value="16923" table:style-name="ce11">
            <text:p>16,923</text:p>
          </table:table-cell>
          <table:table-cell office:value-type="float" office:value="15165" table:style-name="ce10">
            <text:p>15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10" table:style-name="ce53">
            <text:p>6,710</text:p>
          </table:table-cell>
          <table:table-cell office:value-type="float" office:value="19554" table:style-name="ce11">
            <text:p>19,554</text:p>
          </table:table-cell>
          <table:table-cell office:value-type="float" office:value="10511" table:style-name="ce11">
            <text:p>10,511</text:p>
          </table:table-cell>
          <table:table-cell office:value-type="float" office:value="9043" table:style-name="ce10">
            <text:p>9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273" table:style-name="ce53">
            <text:p>9,273</text:p>
          </table:table-cell>
          <table:table-cell office:value-type="float" office:value="29122" table:style-name="ce11">
            <text:p>29,122</text:p>
          </table:table-cell>
          <table:table-cell office:value-type="float" office:value="15289" table:style-name="ce11">
            <text:p>15,289</text:p>
          </table:table-cell>
          <table:table-cell office:value-type="float" office:value="13833" table:style-name="ce10">
            <text:p>13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68" table:style-name="ce53">
            <text:p>5,968</text:p>
          </table:table-cell>
          <table:table-cell office:value-type="float" office:value="18621" table:style-name="ce11">
            <text:p>18,621</text:p>
          </table:table-cell>
          <table:table-cell office:value-type="float" office:value="9738" table:style-name="ce11">
            <text:p>9,738</text:p>
          </table:table-cell>
          <table:table-cell office:value-type="float" office:value="8883" table:style-name="ce10">
            <text:p>8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15" table:style-name="ce53">
            <text:p>8,915</text:p>
          </table:table-cell>
          <table:table-cell office:value-type="float" office:value="27692" table:style-name="ce11">
            <text:p>27,692</text:p>
          </table:table-cell>
          <table:table-cell office:value-type="float" office:value="14837" table:style-name="ce11">
            <text:p>14,837</text:p>
          </table:table-cell>
          <table:table-cell office:value-type="float" office:value="12855" table:style-name="ce10">
            <text:p>12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6" table:style-name="ce53">
            <text:p>8,506</text:p>
          </table:table-cell>
          <table:table-cell office:value-type="float" office:value="25267" table:style-name="ce11">
            <text:p>25,267</text:p>
          </table:table-cell>
          <table:table-cell office:value-type="float" office:value="13363" table:style-name="ce11">
            <text:p>13,363</text:p>
          </table:table-cell>
          <table:table-cell office:value-type="float" office:value="11904" table:style-name="ce10">
            <text:p>11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088" table:style-name="ce53">
            <text:p>14,088</text:p>
          </table:table-cell>
          <table:table-cell office:value-type="float" office:value="44622" table:style-name="ce11">
            <text:p>44,622</text:p>
          </table:table-cell>
          <table:table-cell office:value-type="float" office:value="22517" table:style-name="ce11">
            <text:p>22,517</text:p>
          </table:table-cell>
          <table:table-cell office:value-type="float" office:value="22105" table:style-name="ce10">
            <text:p>22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4" table:style-name="ce53">
            <text:p>5,714</text:p>
          </table:table-cell>
          <table:table-cell office:value-type="float" office:value="15234" table:style-name="ce11">
            <text:p>15,234</text:p>
          </table:table-cell>
          <table:table-cell office:value-type="float" office:value="8382" table:style-name="ce11">
            <text:p>8,382</text:p>
          </table:table-cell>
          <table:table-cell office:value-type="float" office:value="6852" table:style-name="ce10">
            <text:p>6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4" table:style-name="ce53">
            <text:p>4,444</text:p>
          </table:table-cell>
          <table:table-cell office:value-type="float" office:value="13261" table:style-name="ce11">
            <text:p>13,261</text:p>
          </table:table-cell>
          <table:table-cell office:value-type="float" office:value="7123" table:style-name="ce11">
            <text:p>7,123</text:p>
          </table:table-cell>
          <table:table-cell office:value-type="float" office:value="6138" table:style-name="ce10">
            <text:p>6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34" table:style-name="ce53">
            <text:p>8,734</text:p>
          </table:table-cell>
          <table:table-cell office:value-type="float" office:value="24317" table:style-name="ce11">
            <text:p>24,317</text:p>
          </table:table-cell>
          <table:table-cell office:value-type="float" office:value="13034" table:style-name="ce11">
            <text:p>13,034</text:p>
          </table:table-cell>
          <table:table-cell office:value-type="float" office:value="11283" table:style-name="ce10">
            <text:p>11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36" table:style-name="ce53">
            <text:p>9,336</text:p>
          </table:table-cell>
          <table:table-cell office:value-type="float" office:value="26557" table:style-name="ce11">
            <text:p>26,557</text:p>
          </table:table-cell>
          <table:table-cell office:value-type="float" office:value="14514" table:style-name="ce11">
            <text:p>14,514</text:p>
          </table:table-cell>
          <table:table-cell office:value-type="float" office:value="12043" table:style-name="ce10">
            <text:p>12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65" table:style-name="ce53">
            <text:p>8,865</text:p>
          </table:table-cell>
          <table:table-cell office:value-type="float" office:value="24380" table:style-name="ce11">
            <text:p>24,380</text:p>
          </table:table-cell>
          <table:table-cell office:value-type="float" office:value="13242" table:style-name="ce11">
            <text:p>13,242</text:p>
          </table:table-cell>
          <table:table-cell office:value-type="float" office:value="11138" table:style-name="ce10">
            <text:p>11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59" table:style-name="ce53">
            <text:p>9,559</text:p>
          </table:table-cell>
          <table:table-cell office:value-type="float" office:value="28212" table:style-name="ce11">
            <text:p>28,212</text:p>
          </table:table-cell>
          <table:table-cell office:value-type="float" office:value="14992" table:style-name="ce11">
            <text:p>14,992</text:p>
          </table:table-cell>
          <table:table-cell office:value-type="float" office:value="13220" table:style-name="ce10">
            <text:p>13,22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90" table:style-name="ce54">
            <text:p>10,090</text:p>
          </table:table-cell>
          <table:table-cell office:value-type="float" office:value="26316" table:style-name="ce18">
            <text:p>26,316</text:p>
          </table:table-cell>
          <table:table-cell office:value-type="float" office:value="14434" table:style-name="ce18">
            <text:p>14,434</text:p>
          </table:table-cell>
          <table:table-cell office:value-type="float" office:value="11882" table:style-name="ce17">
            <text:p>11,88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240" table:style-name="ce72">
            <text:p>182,240</text:p>
          </table:table-cell>
          <table:table-cell office:value-type="float" office:value="517224" table:style-name="ce80">
            <text:p>517,224</text:p>
          </table:table-cell>
          <table:table-cell office:value-type="float" office:value="269149" table:style-name="ce80">
            <text:p>269,149</text:p>
          </table:table-cell>
          <table:table-cell office:value-type="float" office:value="248075" table:style-name="ce74">
            <text:p>248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526" table:style-name="ce53">
            <text:p>12,526</text:p>
          </table:table-cell>
          <table:table-cell office:value-type="float" office:value="37373" table:style-name="ce11">
            <text:p>37,373</text:p>
          </table:table-cell>
          <table:table-cell office:value-type="float" office:value="19198" table:style-name="ce11">
            <text:p>19,198</text:p>
          </table:table-cell>
          <table:table-cell office:value-type="float" office:value="18175" table:style-name="ce10">
            <text:p>18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599" table:style-name="ce53">
            <text:p>15,599</text:p>
          </table:table-cell>
          <table:table-cell office:value-type="float" office:value="42787" table:style-name="ce11">
            <text:p>42,787</text:p>
          </table:table-cell>
          <table:table-cell office:value-type="float" office:value="21673" table:style-name="ce11">
            <text:p>21,673</text:p>
          </table:table-cell>
          <table:table-cell office:value-type="float" office:value="21114" table:style-name="ce10">
            <text:p>21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0" table:style-name="ce53">
            <text:p>9,980</text:p>
          </table:table-cell>
          <table:table-cell office:value-type="float" office:value="27619" table:style-name="ce11">
            <text:p>27,619</text:p>
          </table:table-cell>
          <table:table-cell office:value-type="float" office:value="14122" table:style-name="ce11">
            <text:p>14,122</text:p>
          </table:table-cell>
          <table:table-cell office:value-type="float" office:value="13497" table:style-name="ce10">
            <text:p>13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74" table:style-name="ce53">
            <text:p>11,374</text:p>
          </table:table-cell>
          <table:table-cell office:value-type="float" office:value="31550" table:style-name="ce11">
            <text:p>31,550</text:p>
          </table:table-cell>
          <table:table-cell office:value-type="float" office:value="16154" table:style-name="ce11">
            <text:p>16,154</text:p>
          </table:table-cell>
          <table:table-cell office:value-type="float" office:value="15396" table:style-name="ce10">
            <text:p>15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569" table:style-name="ce53">
            <text:p>24,569</text:p>
          </table:table-cell>
          <table:table-cell office:value-type="float" office:value="71925" table:style-name="ce11">
            <text:p>71,925</text:p>
          </table:table-cell>
          <table:table-cell office:value-type="float" office:value="36836" table:style-name="ce11">
            <text:p>36,836</text:p>
          </table:table-cell>
          <table:table-cell office:value-type="float" office:value="35089" table:style-name="ce10">
            <text:p>35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4" table:style-name="ce53">
            <text:p>5,374</text:p>
          </table:table-cell>
          <table:table-cell office:value-type="float" office:value="15023" table:style-name="ce11">
            <text:p>15,023</text:p>
          </table:table-cell>
          <table:table-cell office:value-type="float" office:value="8025" table:style-name="ce11">
            <text:p>8,025</text:p>
          </table:table-cell>
          <table:table-cell office:value-type="float" office:value="6998" table:style-name="ce10">
            <text:p>6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57" table:style-name="ce53">
            <text:p>10,657</text:p>
          </table:table-cell>
          <table:table-cell office:value-type="float" office:value="32619" table:style-name="ce11">
            <text:p>32,619</text:p>
          </table:table-cell>
          <table:table-cell office:value-type="float" office:value="17183" table:style-name="ce11">
            <text:p>17,183</text:p>
          </table:table-cell>
          <table:table-cell office:value-type="float" office:value="15436" table:style-name="ce10">
            <text:p>15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62" table:style-name="ce53">
            <text:p>8,962</text:p>
          </table:table-cell>
          <table:table-cell office:value-type="float" office:value="23969" table:style-name="ce11">
            <text:p>23,969</text:p>
          </table:table-cell>
          <table:table-cell office:value-type="float" office:value="12752" table:style-name="ce11">
            <text:p>12,752</text:p>
          </table:table-cell>
          <table:table-cell office:value-type="float" office:value="11217" table:style-name="ce10">
            <text:p>11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325" table:style-name="ce53">
            <text:p>9,325</text:p>
          </table:table-cell>
          <table:table-cell office:value-type="float" office:value="25482" table:style-name="ce11">
            <text:p>25,482</text:p>
          </table:table-cell>
          <table:table-cell office:value-type="float" office:value="13512" table:style-name="ce11">
            <text:p>13,512</text:p>
          </table:table-cell>
          <table:table-cell office:value-type="float" office:value="11970" table:style-name="ce10">
            <text:p>11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89" table:style-name="ce53">
            <text:p>7,489</text:p>
          </table:table-cell>
          <table:table-cell office:value-type="float" office:value="18976" table:style-name="ce11">
            <text:p>18,976</text:p>
          </table:table-cell>
          <table:table-cell office:value-type="float" office:value="9875" table:style-name="ce11">
            <text:p>9,875</text:p>
          </table:table-cell>
          <table:table-cell office:value-type="float" office:value="9101" table:style-name="ce10">
            <text:p>9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94" table:style-name="ce53">
            <text:p>5,794</text:p>
          </table:table-cell>
          <table:table-cell office:value-type="float" office:value="15936" table:style-name="ce11">
            <text:p>15,936</text:p>
          </table:table-cell>
          <table:table-cell office:value-type="float" office:value="8553" table:style-name="ce11">
            <text:p>8,553</text:p>
          </table:table-cell>
          <table:table-cell office:value-type="float" office:value="7383" table:style-name="ce10">
            <text:p>7,3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7940" table:style-name="ce53">
            <text:p>17,940</text:p>
          </table:table-cell>
          <table:table-cell office:value-type="float" office:value="50155" table:style-name="ce11">
            <text:p>50,155</text:p>
          </table:table-cell>
          <table:table-cell office:value-type="float" office:value="25864" table:style-name="ce11">
            <text:p>25,864</text:p>
          </table:table-cell>
          <table:table-cell office:value-type="float" office:value="24291" table:style-name="ce10">
            <text:p>24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73" table:style-name="ce53">
            <text:p>15,973</text:p>
          </table:table-cell>
          <table:table-cell office:value-type="float" office:value="45521" table:style-name="ce11">
            <text:p>45,521</text:p>
          </table:table-cell>
          <table:table-cell office:value-type="float" office:value="23654" table:style-name="ce11">
            <text:p>23,654</text:p>
          </table:table-cell>
          <table:table-cell office:value-type="float" office:value="21867" table:style-name="ce10">
            <text:p>21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6" table:style-name="ce53">
            <text:p>11,716</text:p>
          </table:table-cell>
          <table:table-cell office:value-type="float" office:value="36380" table:style-name="ce11">
            <text:p>36,380</text:p>
          </table:table-cell>
          <table:table-cell office:value-type="float" office:value="19425" table:style-name="ce11">
            <text:p>19,425</text:p>
          </table:table-cell>
          <table:table-cell office:value-type="float" office:value="16955" table:style-name="ce10">
            <text:p>16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3" table:style-name="ce53">
            <text:p>6,773</text:p>
          </table:table-cell>
          <table:table-cell office:value-type="float" office:value="19887" table:style-name="ce11">
            <text:p>19,887</text:p>
          </table:table-cell>
          <table:table-cell office:value-type="float" office:value="10577" table:style-name="ce11">
            <text:p>10,577</text:p>
          </table:table-cell>
          <table:table-cell office:value-type="float" office:value="9310" table:style-name="ce10">
            <text:p>9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94" table:style-name="ce53">
            <text:p>4,294</text:p>
          </table:table-cell>
          <table:table-cell office:value-type="float" office:value="11749" table:style-name="ce11">
            <text:p>11,749</text:p>
          </table:table-cell>
          <table:table-cell office:value-type="float" office:value="6350" table:style-name="ce11">
            <text:p>6,350</text:p>
          </table:table-cell>
          <table:table-cell office:value-type="float" office:value="5399" table:style-name="ce10">
            <text:p>5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0" table:style-name="ce53">
            <text:p>1,940</text:p>
          </table:table-cell>
          <table:table-cell office:value-type="float" office:value="4602" table:style-name="ce11">
            <text:p>4,602</text:p>
          </table:table-cell>
          <table:table-cell office:value-type="float" office:value="2395" table:style-name="ce11">
            <text:p>2,395</text:p>
          </table:table-cell>
          <table:table-cell office:value-type="float" office:value="2207" table:style-name="ce10">
            <text:p>2,2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5" table:style-name="ce54">
            <text:p>1,955</text:p>
          </table:table-cell>
          <table:table-cell office:value-type="float" office:value="5671" table:style-name="ce18">
            <text:p>5,671</text:p>
          </table:table-cell>
          <table:table-cell office:value-type="float" office:value="3001" table:style-name="ce18">
            <text:p>3,001</text:p>
          </table:table-cell>
          <table:table-cell office:value-type="float" office:value="2670" table:style-name="ce17">
            <text:p>2,67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140" table:style-name="ce72">
            <text:p>285,140</text:p>
          </table:table-cell>
          <table:table-cell office:value-type="float" office:value="838166" table:style-name="ce80">
            <text:p>838,166</text:p>
          </table:table-cell>
          <table:table-cell office:value-type="float" office:value="429077" table:style-name="ce80">
            <text:p>429,077</text:p>
          </table:table-cell>
          <table:table-cell office:value-type="float" office:value="409089" table:style-name="ce74">
            <text:p>409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810" table:style-name="ce53">
            <text:p>73,810</text:p>
          </table:table-cell>
          <table:table-cell office:value-type="float" office:value="202214" table:style-name="ce11">
            <text:p>202,214</text:p>
          </table:table-cell>
          <table:table-cell office:value-type="float" office:value="100271" table:style-name="ce11">
            <text:p>100,271</text:p>
          </table:table-cell>
          <table:table-cell office:value-type="float" office:value="101943" table:style-name="ce10">
            <text:p>101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312" table:style-name="ce53">
            <text:p>19,312</text:p>
          </table:table-cell>
          <table:table-cell office:value-type="float" office:value="54794" table:style-name="ce11">
            <text:p>54,794</text:p>
          </table:table-cell>
          <table:table-cell office:value-type="float" office:value="27438" table:style-name="ce11">
            <text:p>27,438</text:p>
          </table:table-cell>
          <table:table-cell office:value-type="float" office:value="27356" table:style-name="ce10">
            <text:p>27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553" table:style-name="ce53">
            <text:p>16,553</text:p>
          </table:table-cell>
          <table:table-cell office:value-type="float" office:value="48251" table:style-name="ce11">
            <text:p>48,251</text:p>
          </table:table-cell>
          <table:table-cell office:value-type="float" office:value="24386" table:style-name="ce11">
            <text:p>24,386</text:p>
          </table:table-cell>
          <table:table-cell office:value-type="float" office:value="23865" table:style-name="ce10">
            <text:p>23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431" table:style-name="ce53">
            <text:p>11,431</text:p>
          </table:table-cell>
          <table:table-cell office:value-type="float" office:value="30764" table:style-name="ce11">
            <text:p>30,764</text:p>
          </table:table-cell>
          <table:table-cell office:value-type="float" office:value="15740" table:style-name="ce11">
            <text:p>15,740</text:p>
          </table:table-cell>
          <table:table-cell office:value-type="float" office:value="15024" table:style-name="ce10">
            <text:p>15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33" table:style-name="ce53">
            <text:p>14,833</text:p>
          </table:table-cell>
          <table:table-cell office:value-type="float" office:value="51403" table:style-name="ce11">
            <text:p>51,403</text:p>
          </table:table-cell>
          <table:table-cell office:value-type="float" office:value="26602" table:style-name="ce11">
            <text:p>26,602</text:p>
          </table:table-cell>
          <table:table-cell office:value-type="float" office:value="24801" table:style-name="ce10">
            <text:p>24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53" table:style-name="ce53">
            <text:p>10,053</text:p>
          </table:table-cell>
          <table:table-cell office:value-type="float" office:value="30181" table:style-name="ce11">
            <text:p>30,181</text:p>
          </table:table-cell>
          <table:table-cell office:value-type="float" office:value="15711" table:style-name="ce11">
            <text:p>15,711</text:p>
          </table:table-cell>
          <table:table-cell office:value-type="float" office:value="14470" table:style-name="ce10">
            <text:p>14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75" table:style-name="ce53">
            <text:p>3,775</text:p>
          </table:table-cell>
          <table:table-cell office:value-type="float" office:value="11196" table:style-name="ce11">
            <text:p>11,196</text:p>
          </table:table-cell>
          <table:table-cell office:value-type="float" office:value="5816" table:style-name="ce11">
            <text:p>5,816</text:p>
          </table:table-cell>
          <table:table-cell office:value-type="float" office:value="5380" table:style-name="ce10">
            <text:p>5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06" table:style-name="ce53">
            <text:p>6,906</text:p>
          </table:table-cell>
          <table:table-cell office:value-type="float" office:value="22073" table:style-name="ce11">
            <text:p>22,073</text:p>
          </table:table-cell>
          <table:table-cell office:value-type="float" office:value="11433" table:style-name="ce11">
            <text:p>11,433</text:p>
          </table:table-cell>
          <table:table-cell office:value-type="float" office:value="10640" table:style-name="ce10">
            <text:p>10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75" table:style-name="ce53">
            <text:p>8,175</text:p>
          </table:table-cell>
          <table:table-cell office:value-type="float" office:value="27117" table:style-name="ce11">
            <text:p>27,117</text:p>
          </table:table-cell>
          <table:table-cell office:value-type="float" office:value="13786" table:style-name="ce11">
            <text:p>13,786</text:p>
          </table:table-cell>
          <table:table-cell office:value-type="float" office:value="13331" table:style-name="ce10">
            <text:p>13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1" table:style-name="ce53">
            <text:p>7,841</text:p>
          </table:table-cell>
          <table:table-cell office:value-type="float" office:value="26255" table:style-name="ce11">
            <text:p>26,255</text:p>
          </table:table-cell>
          <table:table-cell office:value-type="float" office:value="13651" table:style-name="ce11">
            <text:p>13,651</text:p>
          </table:table-cell>
          <table:table-cell office:value-type="float" office:value="12604" table:style-name="ce10">
            <text:p>12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31" table:style-name="ce53">
            <text:p>9,331</text:p>
          </table:table-cell>
          <table:table-cell office:value-type="float" office:value="24950" table:style-name="ce11">
            <text:p>24,950</text:p>
          </table:table-cell>
          <table:table-cell office:value-type="float" office:value="13262" table:style-name="ce11">
            <text:p>13,262</text:p>
          </table:table-cell>
          <table:table-cell office:value-type="float" office:value="11688" table:style-name="ce10">
            <text:p>11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0" table:style-name="ce53">
            <text:p>6,500</text:p>
          </table:table-cell>
          <table:table-cell office:value-type="float" office:value="20685" table:style-name="ce11">
            <text:p>20,685</text:p>
          </table:table-cell>
          <table:table-cell office:value-type="float" office:value="10823" table:style-name="ce11">
            <text:p>10,823</text:p>
          </table:table-cell>
          <table:table-cell office:value-type="float" office:value="9862" table:style-name="ce10">
            <text:p>9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48" table:style-name="ce53">
            <text:p>18,548</text:p>
          </table:table-cell>
          <table:table-cell office:value-type="float" office:value="55343" table:style-name="ce11">
            <text:p>55,343</text:p>
          </table:table-cell>
          <table:table-cell office:value-type="float" office:value="28650" table:style-name="ce11">
            <text:p>28,650</text:p>
          </table:table-cell>
          <table:table-cell office:value-type="float" office:value="26693" table:style-name="ce10">
            <text:p>26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3" table:style-name="ce53">
            <text:p>5,663</text:p>
          </table:table-cell>
          <table:table-cell office:value-type="float" office:value="17455" table:style-name="ce11">
            <text:p>17,455</text:p>
          </table:table-cell>
          <table:table-cell office:value-type="float" office:value="9249" table:style-name="ce11">
            <text:p>9,249</text:p>
          </table:table-cell>
          <table:table-cell office:value-type="float" office:value="8206" table:style-name="ce10">
            <text:p>8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9" table:style-name="ce53">
            <text:p>3,429</text:p>
          </table:table-cell>
          <table:table-cell office:value-type="float" office:value="9970" table:style-name="ce11">
            <text:p>9,970</text:p>
          </table:table-cell>
          <table:table-cell office:value-type="float" office:value="5313" table:style-name="ce11">
            <text:p>5,313</text:p>
          </table:table-cell>
          <table:table-cell office:value-type="float" office:value="4657" table:style-name="ce10">
            <text:p>4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30" table:style-name="ce53">
            <text:p>8,530</text:p>
          </table:table-cell>
          <table:table-cell office:value-type="float" office:value="24944" table:style-name="ce11">
            <text:p>24,944</text:p>
          </table:table-cell>
          <table:table-cell office:value-type="float" office:value="13076" table:style-name="ce11">
            <text:p>13,076</text:p>
          </table:table-cell>
          <table:table-cell office:value-type="float" office:value="11868" table:style-name="ce10">
            <text:p>11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61" table:style-name="ce53">
            <text:p>11,761</text:p>
          </table:table-cell>
          <table:table-cell office:value-type="float" office:value="35860" table:style-name="ce11">
            <text:p>35,860</text:p>
          </table:table-cell>
          <table:table-cell office:value-type="float" office:value="18566" table:style-name="ce11">
            <text:p>18,566</text:p>
          </table:table-cell>
          <table:table-cell office:value-type="float" office:value="17294" table:style-name="ce10">
            <text:p>17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60" table:style-name="ce53">
            <text:p>4,460</text:p>
          </table:table-cell>
          <table:table-cell office:value-type="float" office:value="15949" table:style-name="ce11">
            <text:p>15,949</text:p>
          </table:table-cell>
          <table:table-cell office:value-type="float" office:value="8095" table:style-name="ce11">
            <text:p>8,095</text:p>
          </table:table-cell>
          <table:table-cell office:value-type="float" office:value="7854" table:style-name="ce10">
            <text:p>7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92" table:style-name="ce53">
            <text:p>6,792</text:p>
          </table:table-cell>
          <table:table-cell office:value-type="float" office:value="18484" table:style-name="ce11">
            <text:p>18,484</text:p>
          </table:table-cell>
          <table:table-cell office:value-type="float" office:value="9476" table:style-name="ce11">
            <text:p>9,476</text:p>
          </table:table-cell>
          <table:table-cell office:value-type="float" office:value="9008" table:style-name="ce10">
            <text:p>9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8" table:style-name="ce53">
            <text:p>3,708</text:p>
          </table:table-cell>
          <table:table-cell office:value-type="float" office:value="10861" table:style-name="ce11">
            <text:p>10,861</text:p>
          </table:table-cell>
          <table:table-cell office:value-type="float" office:value="5563" table:style-name="ce11">
            <text:p>5,563</text:p>
          </table:table-cell>
          <table:table-cell office:value-type="float" office:value="5298" table:style-name="ce10">
            <text:p>5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75" table:style-name="ce53">
            <text:p>6,975</text:p>
          </table:table-cell>
          <table:table-cell office:value-type="float" office:value="19742" table:style-name="ce11">
            <text:p>19,742</text:p>
          </table:table-cell>
          <table:table-cell office:value-type="float" office:value="10264" table:style-name="ce11">
            <text:p>10,264</text:p>
          </table:table-cell>
          <table:table-cell office:value-type="float" office:value="9478" table:style-name="ce10">
            <text:p>9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06" table:style-name="ce53">
            <text:p>4,406</text:p>
          </table:table-cell>
          <table:table-cell office:value-type="float" office:value="12452" table:style-name="ce11">
            <text:p>12,452</text:p>
          </table:table-cell>
          <table:table-cell office:value-type="float" office:value="6842" table:style-name="ce11">
            <text:p>6,842</text:p>
          </table:table-cell>
          <table:table-cell office:value-type="float" office:value="5610" table:style-name="ce10">
            <text:p>5,6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4" table:style-name="ce53">
            <text:p>3,474</text:p>
          </table:table-cell>
          <table:table-cell office:value-type="float" office:value="8861" table:style-name="ce11">
            <text:p>8,861</text:p>
          </table:table-cell>
          <table:table-cell office:value-type="float" office:value="4767" table:style-name="ce11">
            <text:p>4,767</text:p>
          </table:table-cell>
          <table:table-cell office:value-type="float" office:value="4094" table:style-name="ce10">
            <text:p>4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4" table:style-name="ce53">
            <text:p>3,014</text:p>
          </table:table-cell>
          <table:table-cell office:value-type="float" office:value="7935" table:style-name="ce11">
            <text:p>7,935</text:p>
          </table:table-cell>
          <table:table-cell office:value-type="float" office:value="4346" table:style-name="ce11">
            <text:p>4,346</text:p>
          </table:table-cell>
          <table:table-cell office:value-type="float" office:value="3589" table:style-name="ce10">
            <text:p>3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30" table:style-name="ce53">
            <text:p>2,130</text:p>
          </table:table-cell>
          <table:table-cell office:value-type="float" office:value="5547" table:style-name="ce11">
            <text:p>5,547</text:p>
          </table:table-cell>
          <table:table-cell office:value-type="float" office:value="2949" table:style-name="ce11">
            <text:p>2,949</text:p>
          </table:table-cell>
          <table:table-cell office:value-type="float" office:value="2598" table:style-name="ce10">
            <text:p>2,5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4" table:style-name="ce53">
            <text:p>2,304</text:p>
          </table:table-cell>
          <table:table-cell office:value-type="float" office:value="7665" table:style-name="ce11">
            <text:p>7,665</text:p>
          </table:table-cell>
          <table:table-cell office:value-type="float" office:value="3861" table:style-name="ce11">
            <text:p>3,861</text:p>
          </table:table-cell>
          <table:table-cell office:value-type="float" office:value="3804" table:style-name="ce10">
            <text:p>3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3" table:style-name="ce53">
            <text:p>1,053</text:p>
          </table:table-cell>
          <table:table-cell office:value-type="float" office:value="3292" table:style-name="ce11">
            <text:p>3,292</text:p>
          </table:table-cell>
          <table:table-cell office:value-type="float" office:value="1691" table:style-name="ce11">
            <text:p>1,691</text:p>
          </table:table-cell>
          <table:table-cell office:value-type="float" office:value="1601" table:style-name="ce10">
            <text:p>1,6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38" table:style-name="ce53">
            <text:p>2,038</text:p>
          </table:table-cell>
          <table:table-cell office:value-type="float" office:value="6743" table:style-name="ce11">
            <text:p>6,743</text:p>
          </table:table-cell>
          <table:table-cell office:value-type="float" office:value="3441" table:style-name="ce11">
            <text:p>3,441</text:p>
          </table:table-cell>
          <table:table-cell office:value-type="float" office:value="3302" table:style-name="ce10">
            <text:p>3,3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4" table:style-name="ce53">
            <text:p>1,324</text:p>
          </table:table-cell>
          <table:table-cell office:value-type="float" office:value="5208" table:style-name="ce11">
            <text:p>5,208</text:p>
          </table:table-cell>
          <table:table-cell office:value-type="float" office:value="2737" table:style-name="ce11">
            <text:p>2,737</text:p>
          </table:table-cell>
          <table:table-cell office:value-type="float" office:value="2471" table:style-name="ce10">
            <text:p>2,4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2" table:style-name="ce53">
            <text:p>2,232</text:p>
          </table:table-cell>
          <table:table-cell office:value-type="float" office:value="7527" table:style-name="ce11">
            <text:p>7,527</text:p>
          </table:table-cell>
          <table:table-cell office:value-type="float" office:value="3829" table:style-name="ce11">
            <text:p>3,829</text:p>
          </table:table-cell>
          <table:table-cell office:value-type="float" office:value="3698" table:style-name="ce10">
            <text:p>3,6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0" table:style-name="ce53">
            <text:p>1,360</text:p>
          </table:table-cell>
          <table:table-cell office:value-type="float" office:value="4812" table:style-name="ce11">
            <text:p>4,812</text:p>
          </table:table-cell>
          <table:table-cell office:value-type="float" office:value="2480" table:style-name="ce11">
            <text:p>2,480</text:p>
          </table:table-cell>
          <table:table-cell office:value-type="float" office:value="2332" table:style-name="ce10">
            <text:p>2,3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35" table:style-name="ce53">
            <text:p>1,535</text:p>
          </table:table-cell>
          <table:table-cell office:value-type="float" office:value="4811" table:style-name="ce11">
            <text:p>4,811</text:p>
          </table:table-cell>
          <table:table-cell office:value-type="float" office:value="2489" table:style-name="ce11">
            <text:p>2,489</text:p>
          </table:table-cell>
          <table:table-cell office:value-type="float" office:value="2322" table:style-name="ce10">
            <text:p>2,3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84" table:style-name="ce54">
            <text:p>1,884</text:p>
          </table:table-cell>
          <table:table-cell office:value-type="float" office:value="4822" table:style-name="ce18">
            <text:p>4,822</text:p>
          </table:table-cell>
          <table:table-cell office:value-type="float" office:value="2474" table:style-name="ce18">
            <text:p>2,474</text:p>
          </table:table-cell>
          <table:table-cell office:value-type="float" office:value="2348" table:style-name="ce17">
            <text:p>2,348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07" table:style-name="ce72">
            <text:p>82,507</text:p>
          </table:table-cell>
          <table:table-cell office:value-type="float" office:value="221408" table:style-name="ce80">
            <text:p>221,408</text:p>
          </table:table-cell>
          <table:table-cell office:value-type="float" office:value="114553" table:style-name="ce80">
            <text:p>114,553</text:p>
          </table:table-cell>
          <table:table-cell office:value-type="float" office:value="106855" table:style-name="ce74">
            <text:p>106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458" table:style-name="ce53">
            <text:p>39,458</text:p>
          </table:table-cell>
          <table:table-cell office:value-type="float" office:value="106586" table:style-name="ce11">
            <text:p>106,586</text:p>
          </table:table-cell>
          <table:table-cell office:value-type="float" office:value="53476" table:style-name="ce11">
            <text:p>53,476</text:p>
          </table:table-cell>
          <table:table-cell office:value-type="float" office:value="53110" table:style-name="ce10">
            <text:p>53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23" table:style-name="ce53">
            <text:p>5,423</text:p>
          </table:table-cell>
          <table:table-cell office:value-type="float" office:value="14506" table:style-name="ce11">
            <text:p>14,506</text:p>
          </table:table-cell>
          <table:table-cell office:value-type="float" office:value="7670" table:style-name="ce11">
            <text:p>7,670</text:p>
          </table:table-cell>
          <table:table-cell office:value-type="float" office:value="6836" table:style-name="ce10">
            <text:p>6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6" table:style-name="ce53">
            <text:p>3,206</text:p>
          </table:table-cell>
          <table:table-cell office:value-type="float" office:value="8894" table:style-name="ce11">
            <text:p>8,894</text:p>
          </table:table-cell>
          <table:table-cell office:value-type="float" office:value="4665" table:style-name="ce11">
            <text:p>4,665</text:p>
          </table:table-cell>
          <table:table-cell office:value-type="float" office:value="4229" table:style-name="ce10">
            <text:p>4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74" table:style-name="ce53">
            <text:p>6,674</text:p>
          </table:table-cell>
          <table:table-cell office:value-type="float" office:value="17454" table:style-name="ce11">
            <text:p>17,454</text:p>
          </table:table-cell>
          <table:table-cell office:value-type="float" office:value="9253" table:style-name="ce11">
            <text:p>9,253</text:p>
          </table:table-cell>
          <table:table-cell office:value-type="float" office:value="8201" table:style-name="ce10">
            <text:p>8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9" table:style-name="ce53">
            <text:p>2,509</text:p>
          </table:table-cell>
          <table:table-cell office:value-type="float" office:value="6221" table:style-name="ce11">
            <text:p>6,221</text:p>
          </table:table-cell>
          <table:table-cell office:value-type="float" office:value="3251" table:style-name="ce11">
            <text:p>3,251</text:p>
          </table:table-cell>
          <table:table-cell office:value-type="float" office:value="2970" table:style-name="ce10">
            <text:p>2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30" table:style-name="ce53">
            <text:p>4,630</text:p>
          </table:table-cell>
          <table:table-cell office:value-type="float" office:value="11304" table:style-name="ce11">
            <text:p>11,304</text:p>
          </table:table-cell>
          <table:table-cell office:value-type="float" office:value="6022" table:style-name="ce11">
            <text:p>6,022</text:p>
          </table:table-cell>
          <table:table-cell office:value-type="float" office:value="5282" table:style-name="ce10">
            <text:p>5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84" table:style-name="ce53">
            <text:p>3,784</text:p>
          </table:table-cell>
          <table:table-cell office:value-type="float" office:value="8774" table:style-name="ce11">
            <text:p>8,774</text:p>
          </table:table-cell>
          <table:table-cell office:value-type="float" office:value="4838" table:style-name="ce11">
            <text:p>4,838</text:p>
          </table:table-cell>
          <table:table-cell office:value-type="float" office:value="3936" table:style-name="ce10">
            <text:p>3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4" table:style-name="ce53">
            <text:p>2,924</text:p>
          </table:table-cell>
          <table:table-cell office:value-type="float" office:value="7458" table:style-name="ce11">
            <text:p>7,458</text:p>
          </table:table-cell>
          <table:table-cell office:value-type="float" office:value="4221" table:style-name="ce11">
            <text:p>4,221</text:p>
          </table:table-cell>
          <table:table-cell office:value-type="float" office:value="3237" table:style-name="ce10">
            <text:p>3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74" table:style-name="ce53">
            <text:p>3,074</text:p>
          </table:table-cell>
          <table:table-cell office:value-type="float" office:value="8058" table:style-name="ce11">
            <text:p>8,058</text:p>
          </table:table-cell>
          <table:table-cell office:value-type="float" office:value="4300" table:style-name="ce11">
            <text:p>4,300</text:p>
          </table:table-cell>
          <table:table-cell office:value-type="float" office:value="3758" table:style-name="ce10">
            <text:p>3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29" table:style-name="ce53">
            <text:p>3,229</text:p>
          </table:table-cell>
          <table:table-cell office:value-type="float" office:value="8434" table:style-name="ce11">
            <text:p>8,434</text:p>
          </table:table-cell>
          <table:table-cell office:value-type="float" office:value="4403" table:style-name="ce11">
            <text:p>4,403</text:p>
          </table:table-cell>
          <table:table-cell office:value-type="float" office:value="4031" table:style-name="ce10">
            <text:p>4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095" table:style-name="ce53">
            <text:p>1,095</text:p>
          </table:table-cell>
          <table:table-cell office:value-type="float" office:value="3740" table:style-name="ce11">
            <text:p>3,740</text:p>
          </table:table-cell>
          <table:table-cell office:value-type="float" office:value="1951" table:style-name="ce11">
            <text:p>1,951</text:p>
          </table:table-cell>
          <table:table-cell office:value-type="float" office:value="1789" table:style-name="ce10">
            <text:p>1,7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3" table:style-name="ce53">
            <text:p>1,063</text:p>
          </table:table-cell>
          <table:table-cell office:value-type="float" office:value="3523" table:style-name="ce11">
            <text:p>3,523</text:p>
          </table:table-cell>
          <table:table-cell office:value-type="float" office:value="1893" table:style-name="ce11">
            <text:p>1,893</text:p>
          </table:table-cell>
          <table:table-cell office:value-type="float" office:value="1630" table:style-name="ce10">
            <text:p>1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62" table:style-name="ce11">
            <text:p>4,262</text:p>
          </table:table-cell>
          <table:table-cell office:value-type="float" office:value="2279" table:style-name="ce11">
            <text:p>2,279</text:p>
          </table:table-cell>
          <table:table-cell office:value-type="float" office:value="1983" table:style-name="ce10">
            <text:p>1,9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6" table:style-name="ce53">
            <text:p>1,446</text:p>
          </table:table-cell>
          <table:table-cell office:value-type="float" office:value="3558" table:style-name="ce11">
            <text:p>3,558</text:p>
          </table:table-cell>
          <table:table-cell office:value-type="float" office:value="1939" table:style-name="ce11">
            <text:p>1,939</text:p>
          </table:table-cell>
          <table:table-cell office:value-type="float" office:value="1619" table:style-name="ce10">
            <text:p>1,6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09" table:style-name="ce53">
            <text:p>1,109</text:p>
          </table:table-cell>
          <table:table-cell office:value-type="float" office:value="3588" table:style-name="ce11">
            <text:p>3,588</text:p>
          </table:table-cell>
          <table:table-cell office:value-type="float" office:value="1844" table:style-name="ce11">
            <text:p>1,844</text:p>
          </table:table-cell>
          <table:table-cell office:value-type="float" office:value="1744" table:style-name="ce10">
            <text:p>1,74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794" table:style-name="ce54">
            <text:p>1,794</text:p>
          </table:table-cell>
          <table:table-cell office:value-type="float" office:value="5048" table:style-name="ce18">
            <text:p>5,048</text:p>
          </table:table-cell>
          <table:table-cell office:value-type="float" office:value="2548" table:style-name="ce18">
            <text:p>2,548</text:p>
          </table:table-cell>
          <table:table-cell office:value-type="float" office:value="2500" table:style-name="ce17">
            <text:p>2,50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034" table:style-name="ce72">
            <text:p>125,034</text:p>
          </table:table-cell>
          <table:table-cell office:value-type="float" office:value="331323" table:style-name="ce80">
            <text:p>331,323</text:p>
          </table:table-cell>
          <table:table-cell office:value-type="float" office:value="168775" table:style-name="ce80">
            <text:p>168,775</text:p>
          </table:table-cell>
          <table:table-cell office:value-type="float" office:value="162548" table:style-name="ce74">
            <text:p>162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30" table:style-name="ce53">
            <text:p>41,430</text:p>
          </table:table-cell>
          <table:table-cell office:value-type="float" office:value="105443" table:style-name="ce11">
            <text:p>105,443</text:p>
          </table:table-cell>
          <table:table-cell office:value-type="float" office:value="51009" table:style-name="ce11">
            <text:p>51,009</text:p>
          </table:table-cell>
          <table:table-cell office:value-type="float" office:value="54434" table:style-name="ce10">
            <text:p>54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9" table:style-name="ce53">
            <text:p>4,409</text:p>
          </table:table-cell>
          <table:table-cell office:value-type="float" office:value="11056" table:style-name="ce11">
            <text:p>11,056</text:p>
          </table:table-cell>
          <table:table-cell office:value-type="float" office:value="5767" table:style-name="ce11">
            <text:p>5,767</text:p>
          </table:table-cell>
          <table:table-cell office:value-type="float" office:value="5289" table:style-name="ce10">
            <text:p>5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7" table:style-name="ce53">
            <text:p>8,887</text:p>
          </table:table-cell>
          <table:table-cell office:value-type="float" office:value="24820" table:style-name="ce11">
            <text:p>24,820</text:p>
          </table:table-cell>
          <table:table-cell office:value-type="float" office:value="13254" table:style-name="ce11">
            <text:p>13,254</text:p>
          </table:table-cell>
          <table:table-cell office:value-type="float" office:value="11566" table:style-name="ce10">
            <text:p>11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50" table:style-name="ce53">
            <text:p>7,650</text:p>
          </table:table-cell>
          <table:table-cell office:value-type="float" office:value="20207" table:style-name="ce11">
            <text:p>20,207</text:p>
          </table:table-cell>
          <table:table-cell office:value-type="float" office:value="10410" table:style-name="ce11">
            <text:p>10,410</text:p>
          </table:table-cell>
          <table:table-cell office:value-type="float" office:value="9797" table:style-name="ce10">
            <text:p>9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586" table:style-name="ce53">
            <text:p>31,586</text:p>
          </table:table-cell>
          <table:table-cell office:value-type="float" office:value="83457" table:style-name="ce11">
            <text:p>83,457</text:p>
          </table:table-cell>
          <table:table-cell office:value-type="float" office:value="42199" table:style-name="ce11">
            <text:p>42,199</text:p>
          </table:table-cell>
          <table:table-cell office:value-type="float" office:value="41258" table:style-name="ce10">
            <text:p>41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070" table:style-name="ce53">
            <text:p>7,070</text:p>
          </table:table-cell>
          <table:table-cell office:value-type="float" office:value="18081" table:style-name="ce11">
            <text:p>18,081</text:p>
          </table:table-cell>
          <table:table-cell office:value-type="float" office:value="9653" table:style-name="ce11">
            <text:p>9,653</text:p>
          </table:table-cell>
          <table:table-cell office:value-type="float" office:value="8428" table:style-name="ce10">
            <text:p>8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5" table:style-name="ce53">
            <text:p>5,035</text:p>
          </table:table-cell>
          <table:table-cell office:value-type="float" office:value="13128" table:style-name="ce11">
            <text:p>13,128</text:p>
          </table:table-cell>
          <table:table-cell office:value-type="float" office:value="6990" table:style-name="ce11">
            <text:p>6,990</text:p>
          </table:table-cell>
          <table:table-cell office:value-type="float" office:value="6138" table:style-name="ce10">
            <text:p>6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8" table:style-name="ce53">
            <text:p>1,718</text:p>
          </table:table-cell>
          <table:table-cell office:value-type="float" office:value="4486" table:style-name="ce11">
            <text:p>4,486</text:p>
          </table:table-cell>
          <table:table-cell office:value-type="float" office:value="2499" table:style-name="ce11">
            <text:p>2,499</text:p>
          </table:table-cell>
          <table:table-cell office:value-type="float" office:value="1987" table:style-name="ce10">
            <text:p>1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18" table:style-name="ce53">
            <text:p>4,718</text:p>
          </table:table-cell>
          <table:table-cell office:value-type="float" office:value="11845" table:style-name="ce11">
            <text:p>11,845</text:p>
          </table:table-cell>
          <table:table-cell office:value-type="float" office:value="6384" table:style-name="ce11">
            <text:p>6,384</text:p>
          </table:table-cell>
          <table:table-cell office:value-type="float" office:value="5461" table:style-name="ce10">
            <text:p>5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6" table:style-name="ce53">
            <text:p>4,006</text:p>
          </table:table-cell>
          <table:table-cell office:value-type="float" office:value="10598" table:style-name="ce11">
            <text:p>10,598</text:p>
          </table:table-cell>
          <table:table-cell office:value-type="float" office:value="5773" table:style-name="ce11">
            <text:p>5,773</text:p>
          </table:table-cell>
          <table:table-cell office:value-type="float" office:value="4825" table:style-name="ce10">
            <text:p>4,8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62" table:style-name="ce53">
            <text:p>4,762</text:p>
          </table:table-cell>
          <table:table-cell office:value-type="float" office:value="15761" table:style-name="ce11">
            <text:p>15,761</text:p>
          </table:table-cell>
          <table:table-cell office:value-type="float" office:value="8143" table:style-name="ce11">
            <text:p>8,143</text:p>
          </table:table-cell>
          <table:table-cell office:value-type="float" office:value="7618" table:style-name="ce10">
            <text:p>7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3" table:style-name="ce53">
            <text:p>2,083</text:p>
          </table:table-cell>
          <table:table-cell office:value-type="float" office:value="6443" table:style-name="ce11">
            <text:p>6,443</text:p>
          </table:table-cell>
          <table:table-cell office:value-type="float" office:value="3409" table:style-name="ce11">
            <text:p>3,409</text:p>
          </table:table-cell>
          <table:table-cell office:value-type="float" office:value="3034" table:style-name="ce10">
            <text:p>3,03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0" table:style-name="ce54">
            <text:p>1,680</text:p>
          </table:table-cell>
          <table:table-cell office:value-type="float" office:value="5998" table:style-name="ce18">
            <text:p>5,998</text:p>
          </table:table-cell>
          <table:table-cell office:value-type="float" office:value="3285" table:style-name="ce18">
            <text:p>3,285</text:p>
          </table:table-cell>
          <table:table-cell office:value-type="float" office:value="2713" table:style-name="ce17">
            <text:p>2,71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8553" table:style-name="ce72">
            <text:p>38,553</text:p>
          </table:table-cell>
          <table:table-cell office:value-type="float" office:value="102357" table:style-name="ce80">
            <text:p>102,357</text:p>
          </table:table-cell>
          <table:table-cell office:value-type="float" office:value="52716" table:style-name="ce80">
            <text:p>52,716</text:p>
          </table:table-cell>
          <table:table-cell office:value-type="float" office:value="49641" table:style-name="ce74">
            <text:p>49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3421" table:style-name="ce53">
            <text:p>23,421</text:p>
          </table:table-cell>
          <table:table-cell office:value-type="float" office:value="60966" table:style-name="ce11">
            <text:p>60,966</text:p>
          </table:table-cell>
          <table:table-cell office:value-type="float" office:value="30991" table:style-name="ce11">
            <text:p>30,991</text:p>
          </table:table-cell>
          <table:table-cell office:value-type="float" office:value="29975" table:style-name="ce10">
            <text:p>29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67" table:style-name="ce53">
            <text:p>5,467</text:p>
          </table:table-cell>
          <table:table-cell office:value-type="float" office:value="14393" table:style-name="ce11">
            <text:p>14,393</text:p>
          </table:table-cell>
          <table:table-cell office:value-type="float" office:value="7596" table:style-name="ce11">
            <text:p>7,596</text:p>
          </table:table-cell>
          <table:table-cell office:value-type="float" office:value="6797" table:style-name="ce10">
            <text:p>6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58" table:style-name="ce53">
            <text:p>3,358</text:p>
          </table:table-cell>
          <table:table-cell office:value-type="float" office:value="9718" table:style-name="ce11">
            <text:p>9,718</text:p>
          </table:table-cell>
          <table:table-cell office:value-type="float" office:value="5091" table:style-name="ce11">
            <text:p>5,091</text:p>
          </table:table-cell>
          <table:table-cell office:value-type="float" office:value="4627" table:style-name="ce10">
            <text:p>4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54" table:style-name="ce53">
            <text:p>2,954</text:p>
          </table:table-cell>
          <table:table-cell office:value-type="float" office:value="8383" table:style-name="ce11">
            <text:p>8,383</text:p>
          </table:table-cell>
          <table:table-cell office:value-type="float" office:value="4320" table:style-name="ce11">
            <text:p>4,320</text:p>
          </table:table-cell>
          <table:table-cell office:value-type="float" office:value="4063" table:style-name="ce10">
            <text:p>4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07" table:style-name="ce53">
            <text:p>2,007</text:p>
          </table:table-cell>
          <table:table-cell office:value-type="float" office:value="5146" table:style-name="ce11">
            <text:p>5,146</text:p>
          </table:table-cell>
          <table:table-cell office:value-type="float" office:value="2763" table:style-name="ce11">
            <text:p>2,763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46" table:style-name="ce54">
            <text:p>1,346</text:p>
          </table:table-cell>
          <table:table-cell office:value-type="float" office:value="3751" table:style-name="ce18">
            <text:p>3,751</text:p>
          </table:table-cell>
          <table:table-cell office:value-type="float" office:value="1955" table:style-name="ce18">
            <text:p>1,955</text:p>
          </table:table-cell>
          <table:table-cell office:value-type="float" office:value="1796" table:style-name="ce17">
            <text:p>1,79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111" table:style-name="ce72">
            <text:p>151,111</text:p>
          </table:table-cell>
          <table:table-cell office:value-type="float" office:value="371901" table:style-name="ce80">
            <text:p>371,901</text:p>
          </table:table-cell>
          <table:table-cell office:value-type="float" office:value="186612" table:style-name="ce80">
            <text:p>186,612</text:p>
          </table:table-cell>
          <table:table-cell office:value-type="float" office:value="185289" table:style-name="ce74">
            <text:p>185,28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475" table:style-name="ce53">
            <text:p>22,475</text:p>
          </table:table-cell>
          <table:table-cell office:value-type="float" office:value="52537" table:style-name="ce11">
            <text:p>52,537</text:p>
          </table:table-cell>
          <table:table-cell office:value-type="float" office:value="26867" table:style-name="ce11">
            <text:p>26,867</text:p>
          </table:table-cell>
          <table:table-cell office:value-type="float" office:value="25670" table:style-name="ce10">
            <text:p>25,67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173" table:style-name="ce53">
            <text:p>21,173</text:p>
          </table:table-cell>
          <table:table-cell office:value-type="float" office:value="54092" table:style-name="ce11">
            <text:p>54,092</text:p>
          </table:table-cell>
          <table:table-cell office:value-type="float" office:value="27290" table:style-name="ce11">
            <text:p>27,290</text:p>
          </table:table-cell>
          <table:table-cell office:value-type="float" office:value="26802" table:style-name="ce10">
            <text:p>26,80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464" table:style-name="ce53">
            <text:p>15,464</text:p>
          </table:table-cell>
          <table:table-cell office:value-type="float" office:value="38413" table:style-name="ce11">
            <text:p>38,413</text:p>
          </table:table-cell>
          <table:table-cell office:value-type="float" office:value="19330" table:style-name="ce11">
            <text:p>19,330</text:p>
          </table:table-cell>
          <table:table-cell office:value-type="float" office:value="19083" table:style-name="ce10">
            <text:p>19,08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309" table:style-name="ce53">
            <text:p>19,309</text:p>
          </table:table-cell>
          <table:table-cell office:value-type="float" office:value="45372" table:style-name="ce11">
            <text:p>45,372</text:p>
          </table:table-cell>
          <table:table-cell office:value-type="float" office:value="22420" table:style-name="ce11">
            <text:p>22,420</text:p>
          </table:table-cell>
          <table:table-cell office:value-type="float" office:value="22952" table:style-name="ce10">
            <text:p>22,95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194" table:style-name="ce53">
            <text:p>19,194</text:p>
          </table:table-cell>
          <table:table-cell office:value-type="float" office:value="48199" table:style-name="ce11">
            <text:p>48,199</text:p>
          </table:table-cell>
          <table:table-cell office:value-type="float" office:value="24479" table:style-name="ce11">
            <text:p>24,479</text:p>
          </table:table-cell>
          <table:table-cell office:value-type="float" office:value="23720" table:style-name="ce10">
            <text:p>23,72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479" table:style-name="ce53">
            <text:p>32,479</text:p>
          </table:table-cell>
          <table:table-cell office:value-type="float" office:value="81525" table:style-name="ce11">
            <text:p>81,525</text:p>
          </table:table-cell>
          <table:table-cell office:value-type="float" office:value="40485" table:style-name="ce11">
            <text:p>40,485</text:p>
          </table:table-cell>
          <table:table-cell office:value-type="float" office:value="41040" table:style-name="ce10">
            <text:p>41,04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17" table:style-name="ce54">
            <text:p>21,017</text:p>
          </table:table-cell>
          <table:table-cell office:value-type="float" office:value="51763" table:style-name="ce18">
            <text:p>51,763</text:p>
          </table:table-cell>
          <table:table-cell office:value-type="float" office:value="25741" table:style-name="ce18">
            <text:p>25,741</text:p>
          </table:table-cell>
          <table:table-cell office:value-type="float" office:value="26022" table:style-name="ce17">
            <text:p>26,02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58618" table:style-name="ce72">
            <text:p>158,618</text:p>
          </table:table-cell>
          <table:table-cell office:value-type="float" office:value="435488" table:style-name="ce80">
            <text:p>435,488</text:p>
          </table:table-cell>
          <table:table-cell office:value-type="float" office:value="215390" table:style-name="ce80">
            <text:p>215,390</text:p>
          </table:table-cell>
          <table:table-cell office:value-type="float" office:value="220098" table:style-name="ce74">
            <text:p>220,0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6837" table:style-name="ce53">
            <text:p>76,837</text:p>
          </table:table-cell>
          <table:table-cell office:value-type="float" office:value="208724" table:style-name="ce11">
            <text:p>208,724</text:p>
          </table:table-cell>
          <table:table-cell office:value-type="float" office:value="102878" table:style-name="ce11">
            <text:p>102,878</text:p>
          </table:table-cell>
          <table:table-cell office:value-type="float" office:value="105846" table:style-name="ce10">
            <text:p>105,8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296" table:style-name="ce53">
            <text:p>55,296</text:p>
          </table:table-cell>
          <table:table-cell office:value-type="float" office:value="149610" table:style-name="ce11">
            <text:p>149,610</text:p>
          </table:table-cell>
          <table:table-cell office:value-type="float" office:value="73245" table:style-name="ce11">
            <text:p>73,245</text:p>
          </table:table-cell>
          <table:table-cell office:value-type="float" office:value="76365" table:style-name="ce10">
            <text:p>76,36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485" table:style-name="ce54">
            <text:p>26,485</text:p>
          </table:table-cell>
          <table:table-cell office:value-type="float" office:value="77154" table:style-name="ce18">
            <text:p>77,154</text:p>
          </table:table-cell>
          <table:table-cell office:value-type="float" office:value="39267" table:style-name="ce18">
            <text:p>39,267</text:p>
          </table:table-cell>
          <table:table-cell office:value-type="float" office:value="37887" table:style-name="ce17">
            <text:p>37,88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561" table:style-name="ce72">
            <text:p>98,561</text:p>
          </table:table-cell>
          <table:table-cell office:value-type="float" office:value="270125" table:style-name="ce80">
            <text:p>270,125</text:p>
          </table:table-cell>
          <table:table-cell office:value-type="float" office:value="131648" table:style-name="ce80">
            <text:p>131,648</text:p>
          </table:table-cell>
          <table:table-cell office:value-type="float" office:value="138477" table:style-name="ce74">
            <text:p>138,4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243" table:style-name="ce53">
            <text:p>45,243</text:p>
          </table:table-cell>
          <table:table-cell office:value-type="float" office:value="122730" table:style-name="ce11">
            <text:p>122,730</text:p>
          </table:table-cell>
          <table:table-cell office:value-type="float" office:value="59375" table:style-name="ce11">
            <text:p>59,375</text:p>
          </table:table-cell>
          <table:table-cell office:value-type="float" office:value="63355" table:style-name="ce10">
            <text:p>63,35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318" table:style-name="ce54">
            <text:p>53,318</text:p>
          </table:table-cell>
          <table:table-cell office:value-type="float" office:value="147395" table:style-name="ce18">
            <text:p>147,395</text:p>
          </table:table-cell>
          <table:table-cell office:value-type="float" office:value="72273" table:style-name="ce18">
            <text:p>72,273</text:p>
          </table:table-cell>
          <table:table-cell office:value-type="float" office:value="75122" table:style-name="ce17">
            <text:p>75,12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8973" table:style-name="ce72">
            <text:p>38,973</text:p>
          </table:table-cell>
          <table:table-cell office:value-type="float" office:value="133448" table:style-name="ce80">
            <text:p>133,448</text:p>
          </table:table-cell>
          <table:table-cell office:value-type="float" office:value="66791" table:style-name="ce80">
            <text:p>66,791</text:p>
          </table:table-cell>
          <table:table-cell office:value-type="float" office:value="66657" table:style-name="ce74">
            <text:p>66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09" table:style-name="ce53">
            <text:p>12,709</text:p>
          </table:table-cell>
          <table:table-cell office:value-type="float" office:value="42576" table:style-name="ce11">
            <text:p>42,576</text:p>
          </table:table-cell>
          <table:table-cell office:value-type="float" office:value="21289" table:style-name="ce11">
            <text:p>21,289</text:p>
          </table:table-cell>
          <table:table-cell office:value-type="float" office:value="21287" table:style-name="ce10">
            <text:p>21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673" table:style-name="ce53">
            <text:p>8,673</text:p>
          </table:table-cell>
          <table:table-cell office:value-type="float" office:value="28606" table:style-name="ce11">
            <text:p>28,606</text:p>
          </table:table-cell>
          <table:table-cell office:value-type="float" office:value="14401" table:style-name="ce11">
            <text:p>14,401</text:p>
          </table:table-cell>
          <table:table-cell office:value-type="float" office:value="14205" table:style-name="ce10">
            <text:p>14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14" table:style-name="ce53">
            <text:p>6,214</text:p>
          </table:table-cell>
          <table:table-cell office:value-type="float" office:value="20207" table:style-name="ce11">
            <text:p>20,207</text:p>
          </table:table-cell>
          <table:table-cell office:value-type="float" office:value="10004" table:style-name="ce11">
            <text:p>10,004</text:p>
          </table:table-cell>
          <table:table-cell office:value-type="float" office:value="10203" table:style-name="ce10">
            <text:p>10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149" table:style-name="ce53">
            <text:p>8,149</text:p>
          </table:table-cell>
          <table:table-cell office:value-type="float" office:value="28924" table:style-name="ce11">
            <text:p>28,924</text:p>
          </table:table-cell>
          <table:table-cell office:value-type="float" office:value="14606" table:style-name="ce11">
            <text:p>14,606</text:p>
          </table:table-cell>
          <table:table-cell office:value-type="float" office:value="14318" table:style-name="ce10">
            <text:p>14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095" table:style-name="ce53">
            <text:p>3,095</text:p>
          </table:table-cell>
          <table:table-cell office:value-type="float" office:value="12476" table:style-name="ce11">
            <text:p>12,476</text:p>
          </table:table-cell>
          <table:table-cell office:value-type="float" office:value="6164" table:style-name="ce11">
            <text:p>6,164</text:p>
          </table:table-cell>
          <table:table-cell office:value-type="float" office:value="6312" table:style-name="ce10">
            <text:p>6,31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59" table:style-name="ce18">
            <text:p>659</text:p>
          </table:table-cell>
          <table:table-cell office:value-type="float" office:value="327" table:style-name="ce18">
            <text:p>327</text:p>
          </table:table-cell>
          <table:table-cell office:value-type="float" office:value="332" table:style-name="ce17">
            <text:p>33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7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39" table:style-name="ce72">
            <text:p>2,639</text:p>
          </table:table-cell>
          <table:table-cell office:value-type="float" office:value="12531" table:style-name="ce80">
            <text:p>12,531</text:p>
          </table:table-cell>
          <table:table-cell office:value-type="float" office:value="7157" table:style-name="ce80">
            <text:p>7,157</text:p>
          </table:table-cell>
          <table:table-cell office:value-type="float" office:value="5374" table:style-name="ce74">
            <text:p>5,3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10" table:style-name="ce53">
            <text:p>1,510</text:p>
          </table:table-cell>
          <table:table-cell office:value-type="float" office:value="7360" table:style-name="ce11">
            <text:p>7,360</text:p>
          </table:table-cell>
          <table:table-cell office:value-type="float" office:value="4155" table:style-name="ce11">
            <text:p>4,155</text:p>
          </table:table-cell>
          <table:table-cell office:value-type="float" office:value="3205" table:style-name="ce10">
            <text:p>3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2" table:style-name="ce53">
            <text:p>522</text:p>
          </table:table-cell>
          <table:table-cell office:value-type="float" office:value="2326" table:style-name="ce11">
            <text:p>2,326</text:p>
          </table:table-cell>
          <table:table-cell office:value-type="float" office:value="1299" table:style-name="ce11">
            <text:p>1,299</text:p>
          </table:table-cell>
          <table:table-cell office:value-type="float" office:value="1027" table:style-name="ce10">
            <text:p>1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4" table:style-name="ce53">
            <text:p>284</text:p>
          </table:table-cell>
          <table:table-cell office:value-type="float" office:value="1556" table:style-name="ce11">
            <text:p>1,556</text:p>
          </table:table-cell>
          <table:table-cell office:value-type="float" office:value="931" table:style-name="ce11">
            <text:p>931</text:p>
          </table:table-cell>
          <table:table-cell office:value-type="float" office:value="625" table:style-name="ce10">
            <text:p>62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3" table:style-name="ce54">
            <text:p>323</text:p>
          </table:table-cell>
          <table:table-cell office:value-type="float" office:value="1289" table:style-name="ce18">
            <text:p>1,289</text:p>
          </table:table-cell>
          <table:table-cell office:value-type="float" office:value="772" table:style-name="ce18">
            <text:p>772</text:p>
          </table:table-cell>
          <table:table-cell office:value-type="float" office:value="517" table:style-name="ce17">
            <text:p>51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6-08-03T05:56:19Z</dc:date>
    <meta:print-date>2016-06-01T09:05:34Z</meta:print-date>
  </office:meta>
</office:document-meta>
</file>